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4" style:family="table">
      <style:table-properties style:width="10.483cm" fo:margin-top="0cm" fo:margin-bottom="0cm" table:align="right" style:writing-mode="lr-tb"/>
    </style:style>
    <style:style style:name="Таблиця4.A" style:family="table-column">
      <style:table-column-properties style:column-width="4.667cm"/>
    </style:style>
    <style:style style:name="Таблиця4.B" style:family="table-column">
      <style:table-column-properties style:column-width="5.814cm"/>
    </style:style>
    <style:style style:name="Таблиця4.1" style:family="table-row">
      <style:table-row-properties style:min-row-height="1cm" fo:keep-together="auto"/>
    </style:style>
    <style:style style:name="Таблиця4.A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" style:family="table">
      <style:table-properties style:width="19.565cm" fo:margin-top="0cm" fo:margin-bottom="0cm" table:align="right" style:writing-mode="lr-tb"/>
    </style:style>
    <style:style style:name="Таблиця5.A" style:family="table-column">
      <style:table-column-properties style:column-width="1.52cm"/>
    </style:style>
    <style:style style:name="Таблиця5.B" style:family="table-column">
      <style:table-column-properties style:column-width="7.825cm"/>
    </style:style>
    <style:style style:name="Таблиця5.C" style:family="table-column">
      <style:table-column-properties style:column-width="7.475cm"/>
    </style:style>
    <style:style style:name="Таблиця5.D" style:family="table-column">
      <style:table-column-properties style:column-width="2.743cm"/>
    </style:style>
    <style:style style:name="Таблиця5.1" style:family="table-row">
      <style:table-row-properties style:min-row-height="4.369cm" fo:keep-together="auto"/>
    </style:style>
    <style:style style:name="Таблиця5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я5.2" style:family="table-row">
      <style:table-row-properties style:min-row-height="2.775cm" fo:keep-together="auto"/>
    </style:style>
    <style:style style:name="Таблиця5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1" style:family="table">
      <style:table-properties style:width="10.483cm" fo:margin-top="0cm" fo:margin-bottom="0cm" table:align="right" style:writing-mode="lr-tb"/>
    </style:style>
    <style:style style:name="Таблиця1.A" style:family="table-column">
      <style:table-column-properties style:column-width="4.667cm"/>
    </style:style>
    <style:style style:name="Таблиця1.B" style:family="table-column">
      <style:table-column-properties style:column-width="5.814cm"/>
    </style:style>
    <style:style style:name="Таблиця1.1" style:family="table-row">
      <style:table-row-properties style:min-row-height="1cm" fo:keep-together="auto"/>
    </style:style>
    <style:style style:name="Таблиця1.A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" style:family="table">
      <style:table-properties style:width="19.565cm" fo:margin-top="0cm" fo:margin-bottom="0cm" table:align="right" style:writing-mode="lr-tb"/>
    </style:style>
    <style:style style:name="Таблиця3.A" style:family="table-column">
      <style:table-column-properties style:column-width="1.52cm"/>
    </style:style>
    <style:style style:name="Таблиця3.B" style:family="table-column">
      <style:table-column-properties style:column-width="7.825cm"/>
    </style:style>
    <style:style style:name="Таблиця3.C" style:family="table-column">
      <style:table-column-properties style:column-width="7.475cm"/>
    </style:style>
    <style:style style:name="Таблиця3.D" style:family="table-column">
      <style:table-column-properties style:column-width="2.743cm"/>
    </style:style>
    <style:style style:name="Таблиця3.1" style:family="table-row">
      <style:table-row-properties style:min-row-height="4.369cm" fo:keep-together="auto"/>
    </style:style>
    <style:style style:name="Таблиця3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я3.2" style:family="table-row">
      <style:table-row-properties style:min-row-height="2.775cm" fo:keep-together="auto"/>
    </style:style>
    <style:style style:name="Таблиця3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P1" style:family="paragraph" style:parent-style-name="Header">
      <style:paragraph-properties fo:margin-left="-0.203cm" fo:margin-top="0cm" fo:margin-bottom="0cm" style:contextual-spacing="false" fo:text-align="start" style:justify-single-word="false" fo:orphans="2" fo:widows="2" style:writing-mode="lr-tb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" style:family="paragraph" style:parent-style-name="Header">
      <style:paragraph-properties fo:margin-right="-0.203cm" fo:margin-top="0cm" fo:margin-bottom="0cm" style:contextual-spacing="false" fo:text-align="end" style:justify-single-word="false" fo:orphans="2" fo:widows="2" style:writing-mode="lr-tb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" style:family="paragraph" style:parent-style-name="Header">
      <style:paragraph-properties style:writing-mode="lr-tb"/>
      <style:text-properties style:font-name="Times New Roman" fo:language="en" fo:country="US" officeooo:rsid="00144f0a" officeooo:paragraph-rsid="00144f0a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text-indent="1.27cm" style:auto-text-indent="false"/>
      <style:text-properties style:font-name="Times New Roman" fo:font-size="14pt" officeooo:paragraph-rsid="0015fa04" style:font-name-asian="Times New Roman1" style:font-size-asian="14pt" style:language-asian="ru" style:country-asian="RU" style:font-name-complex="Times New Roman1" style:font-size-complex="10pt"/>
    </style:style>
    <style:style style:name="P6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7" style:family="paragraph" style:parent-style-name="Standard">
      <style:paragraph-properties fo:margin-left="1.251cm" fo:margin-right="1.251cm" fo:margin-top="0cm" fo:margin-bottom="0cm" style:contextual-spacing="false" fo:line-height="150%" fo:text-align="center" style:justify-single-word="false" style:register-true="true"/>
      <style:text-properties style:font-name="Times New Roman" fo:font-size="14pt" fo:language="uk" fo:country="UA" fo:font-weight="bold" officeooo:rsid="0022bd52" officeooo:paragraph-rsid="0022bd52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22bd52" officeooo:paragraph-rsid="003a696d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43591" officeooo:paragraph-rsid="00443591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3c5e6a" officeooo:paragraph-rsid="003c5e6a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036c0" officeooo:paragraph-rsid="004036c0" style:font-name-asian="Times New Roman1" style:font-size-asian="12.25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036c0" officeooo:paragraph-rsid="004719fd" style:font-name-asian="Times New Roman1" style:font-size-asian="12.25pt" style:font-weight-asian="bold" style:font-name-complex="Times New Roman1" style:font-size-complex="14pt" style:font-weight-complex="bold"/>
    </style:style>
    <style:style style:name="P13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2414d5" officeooo:paragraph-rsid="002414d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normal" officeooo:rsid="00443591" officeooo:paragraph-rsid="00443591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left="1.251cm" fo:margin-right="1.251cm" fo:margin-top="4.868cm" fo:margin-bottom="0cm" style:contextual-spacing="false" fo:line-height="150%" fo:text-align="center" style:justify-single-word="false" style:register-true="true"/>
      <style:text-properties style:font-name="Times New Roman" fo:font-size="14pt" fo:language="ru" fo:country="RU" fo:font-weight="bold" officeooo:rsid="0021f421" officeooo:paragraph-rsid="0021f421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fo:language="ru" fo:country="RU" fo:font-weight="bold" officeooo:rsid="0021f421" officeooo:paragraph-rsid="0021f421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bold" officeooo:rsid="002414d5" officeooo:paragraph-rsid="002414d5" style:font-size-asian="14pt" style:font-weight-asian="bold" style:font-size-complex="14pt" style:font-weight-complex="bold"/>
    </style:style>
    <style:style style:name="P18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normal" officeooo:rsid="002414d5" officeooo:paragraph-rsid="00462640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19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normal" officeooo:rsid="002414d5" officeooo:paragraph-rsid="0049b57a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ru" fo:country="RU" fo:font-weight="normal" officeooo:rsid="004426b1" officeooo:paragraph-rsid="004426b1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fo:language="ru" fo:country="RU" fo:font-weight="normal" officeooo:rsid="0021f421" officeooo:paragraph-rsid="0021f421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24" style:family="paragraph" style:parent-style-name="Звичайний">
      <style:paragraph-properties fo:text-align="center" style:justify-single-word="false"/>
      <style:text-properties officeooo:paragraph-rsid="002414d5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7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28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uk" fo:country="UA" fo:font-weight="normal" officeooo:rsid="0022bd52" officeooo:paragraph-rsid="0022bd52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ru" fo:country="RU" fo:font-weight="normal" officeooo:rsid="003c5e6a" officeooo:paragraph-rsid="003a696d" style:font-name-asian="Times New Roman1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ru" fo:country="RU" fo:font-weight="normal" officeooo:rsid="004426b1" officeooo:paragraph-rsid="004426b1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fo:font-weight="bold" officeooo:rsid="0021f421" officeooo:paragraph-rsid="0021f421" style:font-weight-asian="bold" style:font-weight-complex="bold"/>
    </style:style>
    <style:style style:name="P32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officeooo:paragraph-rsid="0021f421"/>
    </style:style>
    <style:style style:name="P33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</style:style>
    <style:style style:name="P34" style:family="paragraph" style:parent-style-name="Standard">
      <style:paragraph-properties fo:margin-left="0cm" fo:margin-right="0cm" fo:text-indent="0cm" style:auto-text-indent="false" style:writing-mode="lr-tb"/>
    </style:style>
    <style:style style:name="P35" style:family="paragraph" style:parent-style-name="Standard">
      <style:paragraph-properties fo:margin-left="0.183cm" fo:margin-right="-0.385cm" fo:text-indent="0cm" style:auto-text-indent="false" style:writing-mode="lr-tb"/>
    </style:style>
    <style:style style:name="P3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7" style:family="paragraph" style:parent-style-name="Standard">
      <style:paragraph-properties fo:margin-left="0cm" fo:margin-right="-0.377cm" fo:text-indent="0cm" style:auto-text-indent="false" style:writing-mode="lr-tb">
        <style:tab-stops/>
      </style:paragraph-properties>
      <style:text-properties style:font-name="Arial" fo:font-size="10pt" style:font-size-asian="10pt" style:font-name-complex="Arial2" style:font-size-complex="10pt"/>
    </style:style>
    <style:style style:name="P38" style:family="paragraph" style:parent-style-name="Standard">
      <style:paragraph-properties fo:margin-left="0cm" fo:margin-right="-0.377cm" fo:text-indent="0cm" style:auto-text-indent="false" style:writing-mode="lr-tb"/>
      <style:text-properties style:font-name="Arial" fo:font-size="10pt" style:font-size-asian="10pt" style:font-name-complex="Arial2" style:font-size-complex="10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Arial" fo:font-size="11pt" style:font-size-asian="11pt" style:font-name-complex="Arial2" style:font-size-complex="11pt"/>
    </style:style>
    <style:style style:name="P40" style:family="paragraph" style:parent-style-name="Standard">
      <style:paragraph-properties fo:margin-left="0.183cm" fo:margin-right="0cm" fo:text-indent="0cm" style:auto-text-indent="false" style:writing-mode="lr-tb"/>
      <style:text-properties style:font-name="Arial Narrow" fo:font-size="12.5pt" style:font-size-asian="12.5pt" style:font-size-complex="12.5pt"/>
    </style:style>
    <style:style style:name="P41" style:family="paragraph" style:parent-style-name="List_20_Paragraph" style:list-style-name="WWNum1a">
      <style:paragraph-properties fo:margin-left="1.27cm" fo:margin-right="0cm" fo:text-indent="-0.635cm" style:auto-text-indent="false" style:writing-mode="lr-tb">
        <style:tab-stops/>
      </style:paragraph-properties>
    </style:style>
    <style:style style:name="P42" style:family="paragraph" style:parent-style-name="List_20_Paragraph">
      <style:paragraph-properties fo:margin-left="0cm" fo:margin-right="0cm" fo:text-indent="0cm" style:auto-text-indent="false" style:writing-mode="lr-tb">
        <style:tab-stops/>
      </style:paragraph-properties>
    </style:style>
    <style:style style:name="P43" style:family="paragraph" style:parent-style-name="List_20_Paragraph" style:list-style-name="WWNum1aa">
      <style:paragraph-properties fo:margin-left="1.27cm" fo:margin-right="0cm" fo:text-indent="-0.635cm" style:auto-text-indent="false" style:writing-mode="lr-tb">
        <style:tab-stops/>
      </style:paragraph-properties>
    </style:style>
    <style:style style:name="P44" style:family="paragraph" style:parent-style-name="List_20_Paragraph" style:list-style-name="WWNum2a">
      <style:paragraph-properties fo:margin-left="1.27cm" fo:margin-right="0cm" fo:text-indent="-0.635cm" style:auto-text-indent="false" style:writing-mode="lr-tb"/>
    </style:style>
    <style:style style:name="P45" style:family="paragraph" style:parent-style-name="List_20_Paragraph" style:list-style-name="WWNum3a">
      <style:paragraph-properties fo:margin-left="1.27cm" fo:margin-right="0cm" fo:text-indent="-0.635cm" style:auto-text-indent="false" style:writing-mode="lr-tb"/>
    </style:style>
    <style:style style:name="P46" style:family="paragraph" style:parent-style-name="List_20_Paragraph" style:list-style-name="WWNum4a">
      <style:paragraph-properties fo:margin-left="1.27cm" fo:margin-right="0cm" fo:text-indent="-0.635cm" style:auto-text-indent="false" style:writing-mode="lr-tb"/>
    </style:style>
    <style:style style:name="P47" style:family="paragraph" style:parent-style-name="List_20_Paragraph" style:list-style-name="WWNum5a">
      <style:paragraph-properties fo:margin-left="1.27cm" fo:margin-right="0cm" fo:text-indent="-0.635cm" style:auto-text-indent="false" style:writing-mode="lr-tb"/>
    </style:style>
    <style:style style:name="P48" style:family="paragraph" style:parent-style-name="List_20_Paragraph" style:list-style-name="WWNum6a">
      <style:paragraph-properties fo:margin-left="1.27cm" fo:margin-right="0cm" fo:text-indent="-0.635cm" style:auto-text-indent="false" style:writing-mode="lr-tb"/>
    </style:style>
    <style:style style:name="P49" style:family="paragraph" style:parent-style-name="List_20_Paragraph" style:list-style-name="WWNum7a">
      <style:paragraph-properties fo:margin-left="1.27cm" fo:margin-right="0cm" fo:text-indent="-0.635cm" style:auto-text-indent="false" style:writing-mode="lr-tb"/>
    </style:style>
    <style:style style:name="P50" style:family="paragraph" style:parent-style-name="List_20_Paragraph" style:list-style-name="WWNum8a">
      <style:paragraph-properties fo:margin-left="1.27cm" fo:margin-right="0cm" fo:text-indent="-0.635cm" style:auto-text-indent="false" style:writing-mode="lr-tb"/>
    </style:style>
    <style:style style:name="P51" style:family="paragraph" style:parent-style-name="List_20_Paragraph" style:list-style-name="WWNum9a">
      <style:paragraph-properties fo:margin-left="1.27cm" fo:margin-right="0cm" fo:text-indent="-0.635cm" style:auto-text-indent="false" style:writing-mode="lr-tb"/>
    </style:style>
    <style:style style:name="P52" style:family="paragraph" style:parent-style-name="List_20_Paragraph" style:list-style-name="WWNum10a">
      <style:paragraph-properties fo:margin-left="1.27cm" fo:margin-right="0cm" fo:text-indent="-0.635cm" style:auto-text-indent="false" style:writing-mode="lr-tb"/>
    </style:style>
    <style:style style:name="P53" style:family="paragraph" style:parent-style-name="List_20_Paragraph" style:list-style-name="WWNum2aa">
      <style:paragraph-properties fo:margin-left="1.27cm" fo:margin-right="0cm" fo:text-indent="-0.635cm" style:auto-text-indent="false" style:writing-mode="lr-tb"/>
    </style:style>
    <style:style style:name="P54" style:family="paragraph" style:parent-style-name="List_20_Paragraph" style:list-style-name="WWNum3aa">
      <style:paragraph-properties fo:margin-left="1.27cm" fo:margin-right="0cm" fo:text-indent="-0.635cm" style:auto-text-indent="false" style:writing-mode="lr-tb"/>
    </style:style>
    <style:style style:name="P55" style:family="paragraph" style:parent-style-name="List_20_Paragraph" style:list-style-name="WWNum4aa">
      <style:paragraph-properties fo:margin-left="1.27cm" fo:margin-right="0cm" fo:text-indent="-0.635cm" style:auto-text-indent="false" style:writing-mode="lr-tb"/>
    </style:style>
    <style:style style:name="P56" style:family="paragraph" style:parent-style-name="List_20_Paragraph" style:list-style-name="WWNum5aa">
      <style:paragraph-properties fo:margin-left="1.27cm" fo:margin-right="0cm" fo:text-indent="-0.635cm" style:auto-text-indent="false" style:writing-mode="lr-tb"/>
    </style:style>
    <style:style style:name="P57" style:family="paragraph" style:parent-style-name="List_20_Paragraph" style:list-style-name="WWNum6aa">
      <style:paragraph-properties fo:margin-left="1.27cm" fo:margin-right="0cm" fo:text-indent="-0.635cm" style:auto-text-indent="false" style:writing-mode="lr-tb"/>
    </style:style>
    <style:style style:name="P58" style:family="paragraph" style:parent-style-name="List_20_Paragraph" style:list-style-name="WWNum7aa">
      <style:paragraph-properties fo:margin-left="1.27cm" fo:margin-right="0cm" fo:text-indent="-0.635cm" style:auto-text-indent="false" style:writing-mode="lr-tb"/>
    </style:style>
    <style:style style:name="P59" style:family="paragraph" style:parent-style-name="List_20_Paragraph" style:list-style-name="WWNum8aa">
      <style:paragraph-properties fo:margin-left="1.27cm" fo:margin-right="0cm" fo:text-indent="-0.635cm" style:auto-text-indent="false" style:writing-mode="lr-tb"/>
    </style:style>
    <style:style style:name="P60" style:family="paragraph" style:parent-style-name="List_20_Paragraph" style:list-style-name="WWNum9aa">
      <style:paragraph-properties fo:margin-left="1.27cm" fo:margin-right="0cm" fo:text-indent="-0.635cm" style:auto-text-indent="false" style:writing-mode="lr-tb"/>
    </style:style>
    <style:style style:name="P61" style:family="paragraph" style:parent-style-name="List_20_Paragraph" style:list-style-name="WWNum10aa">
      <style:paragraph-properties fo:margin-left="1.27cm" fo:margin-right="0cm" fo:text-indent="-0.635cm" style:auto-text-indent="false" style:writing-mode="lr-tb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P64" style:family="paragraph" style:parent-style-name="Standard">
      <style:paragraph-properties fo:margin-left="10.283cm" fo:margin-top="0cm" fo:margin-bottom="0cm" style:contextual-spacing="false" fo:line-height="100%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6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/>
    </style:style>
    <style:style style:name="P6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en" fo:country="US"/>
    </style:style>
    <style:style style:name="P6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ru" fo:country="RU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2" style:family="paragraph" style:parent-style-name="Standard">
      <style:paragraph-properties fo:margin-top="5.292cm" fo:margin-bottom="0cm" style:contextual-spacing="false" fo:line-height="100%" fo:text-align="center" style:justify-single-word="false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c7764"/>
    </style:style>
    <style:style style:name="P74" style:family="paragraph" style:parent-style-name="Standard">
      <style:paragraph-properties fo:margin-left="10.282cm" fo:margin-top="4.939cm" fo:margin-bottom="0cm" style:contextual-spacing="false" fo:line-height="100%"/>
    </style:style>
    <style:style style:name="P75" style:family="paragraph" style:parent-style-name="Standard">
      <style:paragraph-properties fo:margin-left="10.283cm" fo:margin-top="0cm" fo:margin-bottom="0cm" style:contextual-spacing="false" fo:line-height="100%"/>
    </style:style>
    <style:style style:name="P76" style:family="paragraph" style:parent-style-name="Standard">
      <style:paragraph-properties fo:margin-left="10.283cm" fo:margin-top="0cm" fo:margin-bottom="0cm" style:contextual-spacing="false" fo:line-height="100%"/>
      <style:text-properties officeooo:rsid="001e05f0" officeooo:paragraph-rsid="001e05f0"/>
    </style:style>
    <style:style style:name="P77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uk" fo:country="UA" fo:font-weight="normal" officeooo:rsid="004426b1" officeooo:paragraph-rsid="004426b1" style:font-name-asian="Times New Roman1" style:font-size-asian="12pt" style:font-weight-asian="normal" style:font-name-complex="Times New Roman1" style:font-size-complex="12pt" style:font-weight-complex="normal"/>
    </style:style>
    <style:style style:name="P78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ru" fo:country="RU" fo:font-weight="normal" officeooo:rsid="003c5e6a" officeooo:paragraph-rsid="003a696d" style:font-name-asian="Times New Roman1" style:font-size-asian="10.5pt" style:font-weight-asian="normal" style:font-name-complex="Times New Roman1" style:font-size-complex="12pt" style:font-weight-complex="normal"/>
    </style:style>
    <style:style style:name="P79" style:family="paragraph" style:parent-style-name="Standard">
      <style:paragraph-properties fo:margin-left="0cm" fo:margin-right="-0.377cm" fo:text-indent="0cm" style:auto-text-indent="false" style:writing-mode="lr-tb">
        <style:tab-stops/>
      </style:paragraph-properties>
    </style:style>
    <style:style style:name="P8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81" style:family="paragraph" style:parent-style-name="Standard">
      <style:paragraph-properties fo:margin-left="0.183cm" fo:margin-right="0cm" fo:text-indent="0cm" style:auto-text-indent="false" style:writing-mode="lr-tb">
        <style:tab-stops/>
      </style:paragraph-properties>
    </style:style>
    <style:style style:name="P82" style:family="paragraph" style:parent-style-name="Standard">
      <style:paragraph-properties fo:margin-left="0cm" fo:margin-right="-0.377cm" fo:text-indent="0cm" style:auto-text-indent="false" style:writing-mode="lr-tb">
        <style:tab-stops/>
      </style:paragraph-properties>
      <style:text-properties style:font-name="Arial" fo:font-size="10pt" style:font-size-asian="10pt" style:font-name-complex="Arial2" style:font-size-complex="10pt"/>
    </style:style>
    <style:style style:name="P83" style:family="paragraph" style:parent-style-name="Standard">
      <style:paragraph-properties fo:margin-left="0cm" fo:margin-right="-0.377cm" fo:text-indent="0cm" style:auto-text-indent="false" style:writing-mode="lr-tb"/>
      <style:text-properties style:font-name="Arial" fo:font-size="10pt" style:font-size-asian="10pt" style:font-name-complex="Arial2" style:font-size-complex="10pt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Arial" fo:font-size="11pt" style:font-size-asian="11pt" style:font-name-complex="Arial2" style:font-size-complex="11pt"/>
    </style:style>
    <style:style style:name="P85" style:family="paragraph" style:parent-style-name="Standard">
      <style:paragraph-properties fo:margin-left="0cm" fo:margin-right="-0.377cm" fo:text-indent="0cm" style:auto-text-indent="false" style:writing-mode="lr-tb"/>
    </style:style>
    <style:style style:name="P86" style:family="paragraph" style:parent-style-name="Standard">
      <style:paragraph-properties fo:margin-left="0cm" fo:margin-right="0cm" fo:text-indent="0cm" style:auto-text-indent="false" style:writing-mode="lr-tb"/>
    </style:style>
    <style:style style:name="P87" style:family="paragraph" style:parent-style-name="Standard">
      <style:paragraph-properties fo:margin-left="0.183cm" fo:margin-right="0cm" fo:text-indent="0cm" style:auto-text-indent="false" style:writing-mode="lr-tb"/>
    </style:style>
    <style:style style:name="P88" style:family="paragraph" style:parent-style-name="Standard">
      <style:paragraph-properties fo:margin-left="0.183cm" fo:margin-right="-0.385cm" fo:text-indent="0cm" style:auto-text-indent="false" style:writing-mode="lr-tb"/>
    </style:style>
    <style:style style:name="P89" style:family="paragraph" style:parent-style-name="Standard">
      <style:paragraph-properties fo:margin-left="0.183cm" fo:margin-right="0cm" fo:text-indent="0cm" style:auto-text-indent="false" style:writing-mode="lr-tb"/>
      <style:text-properties style:font-name="Arial Narrow" fo:font-size="12.5pt" style:font-size-asian="12.5pt" style:font-size-complex="12.5pt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92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93" style:family="paragraph">
      <style:paragraph-properties loext:tab-stop-distance="0cm">
        <style:tab-stops>
          <style:tab-stop style:position="2.522cm"/>
        </style:tab-stops>
      </style:paragraph-properties>
    </style:style>
    <style:style style:name="P94" style:family="paragraph">
      <loext:graphic-properties draw:fill="none"/>
      <style:paragraph-properties loext:tab-stop-distance="0cm" style:writing-mode="lr-tb" style:font-independent-line-spacing="false">
        <style:tab-stops>
          <style:tab-stop style:position="2.522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c7764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4426b1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fo:font-weight="normal" officeooo:rsid="0021f421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ru" fo:country="RU" officeooo:rsid="004426b1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4426b1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4426b1" style:font-size-asian="14pt" style:language-asian="uk" style:country-asian="UA" style:font-size-complex="14pt"/>
    </style:style>
    <style:style style:name="T11" style:family="text">
      <style:text-properties style:font-name="Times New Roman" fo:font-size="14pt" fo:language="en" fo:country="US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style:font-size-asian="14pt" style:language-asian="uk" style:country-asian="UA" style:font-size-complex="14pt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17" style:family="text"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T18" style:family="text">
      <style:text-properties style:font-name="Times New Roman" fo:font-size="20pt" style:font-name-asian="Times New Roman1" style:font-size-asian="20pt" style:language-asian="uk" style:country-asian="UA" style:font-name-complex="Times New Roman1" style:font-size-complex="20pt"/>
    </style:style>
    <style:style style:name="T19" style:family="text">
      <style:text-properties style:font-name="Times New Roman" fo:font-size="17pt" style:font-name-asian="Times New Roman1" style:font-size-asian="17pt" style:language-asian="uk" style:country-asian="UA" style:font-name-complex="Times New Roman1" style:font-size-complex="17pt"/>
    </style:style>
    <style:style style:name="T20" style:family="text">
      <style:text-properties style:font-name="Times New Roman" fo:font-size="17pt" fo:language="en" fo:country="US" officeooo:rsid="004426b1" style:font-name-asian="Times New Roman1" style:font-size-asian="17pt" style:language-asian="uk" style:country-asian="UA" style:font-name-complex="Times New Roman1" style:font-size-complex="17pt"/>
    </style:style>
    <style:style style:name="T21" style:family="text">
      <style:text-properties style:font-name="Times New Roman" fo:font-size="10pt" style:font-size-asian="10pt" style:font-size-complex="10pt"/>
    </style:style>
    <style:style style:name="T22" style:family="text">
      <style:text-properties style:font-name="Times New Roman" fo:font-size="10pt" fo:language="en" fo:country="US" style:font-size-asian="10pt" style:font-size-complex="10pt"/>
    </style:style>
    <style:style style:name="T23" style:family="text">
      <style:text-properties style:font-name="Times New Roman" fo:font-size="10pt" fo:language="uk" fo:country="UA" style:font-size-asian="10pt" style:font-size-complex="10pt"/>
    </style:style>
    <style:style style:name="T24" style:family="text">
      <style:text-properties style:font-name="Times New Roman" fo:font-size="15pt" style:font-size-asian="15pt" style:font-size-complex="15pt"/>
    </style:style>
    <style:style style:name="T25" style:family="text">
      <style:text-properties style:font-name="Times New Roman" fo:font-size="11pt" style:font-size-asian="11pt" style:font-size-complex="11pt"/>
    </style:style>
    <style:style style:name="T26" style:family="text">
      <style:text-properties style:font-name="Times New Roman" fo:font-size="7pt" style:font-size-asian="7pt" style:font-size-complex="7pt"/>
    </style:style>
    <style:style style:name="T27" style:family="text">
      <style:text-properties style:font-name="Times New Roman" fo:language="en" fo:country="US"/>
    </style:style>
    <style:style style:name="T28" style:family="text">
      <style:text-properties style:font-name="Times New Roman" fo:language="ru" fo:country="RU"/>
    </style:style>
    <style:style style:name="T29" style:family="text">
      <style:text-properties fo:language="uk" fo:country="UA"/>
    </style:style>
    <style:style style:name="T30" style:family="text">
      <style:text-properties fo:language="uk" fo:country="UA" fo:font-weight="normal" style:font-name-asian="Times New Roman1" style:language-asian="uk" style:country-asian="UA" style:font-weight-asian="normal" style:font-name-complex="Times New Roman1" style:font-weight-complex="normal"/>
    </style:style>
    <style:style style:name="T31" style:family="text">
      <style:text-properties fo:language="uk" fo:country="UA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32" style:family="text">
      <style:text-properties fo:language="uk" fo:country="UA" officeooo:rsid="00443591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4426b1"/>
    </style:style>
    <style:style style:name="T35" style:family="text">
      <style:text-properties fo:language="en" fo:country="US" officeooo:rsid="004719fd"/>
    </style:style>
    <style:style style:name="T36" style:family="text">
      <style:text-properties fo:language="en" fo:country="US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37" style:family="text">
      <style:text-properties fo:language="ru" fo:country="RU"/>
    </style:style>
    <style:style style:name="T38" style:family="text">
      <style:text-properties fo:language="ru" fo:country="RU" officeooo:rsid="003a696d"/>
    </style:style>
    <style:style style:name="T39" style:family="text">
      <style:text-properties fo:language="ru" fo:country="RU" officeooo:rsid="003c5e6a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style:font-name-asian="Times New Roman1" style:language-asian="uk" style:country-asian="UA" style:font-weight-asian="normal" style:font-name-complex="Times New Roman1" style:font-weight-complex="normal"/>
    </style:style>
    <style:style style:name="T42" style:family="text">
      <style:text-properties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43" style:family="text">
      <style:text-properties fo:font-size="15pt" fo:language="en" fo:country="US" style:font-size-asian="15pt" style:font-size-complex="15pt"/>
    </style:style>
    <style:style style:name="T44" style:family="text">
      <style:text-properties style:font-name="Arial" fo:font-size="11pt" style:font-size-asian="11pt" style:font-name-complex="Arial2" style:font-size-complex="11pt"/>
    </style:style>
    <style:style style:name="T45" style:family="text">
      <style:text-properties style:font-name="Arial" fo:font-size="11pt" fo:language="en" fo:country="US" style:font-size-asian="11pt" style:font-name-complex="Arial2" style:font-size-complex="11pt"/>
    </style:style>
    <style:style style:name="T46" style:family="text">
      <style:text-properties style:font-name="Arial" style:font-name-complex="Arial2"/>
    </style:style>
    <style:style style:name="T47" style:family="text">
      <style:text-properties style:font-name="Arial" fo:font-size="10pt" style:font-size-asian="10pt" style:font-name-complex="Arial2" style:font-size-complex="10pt"/>
    </style:style>
    <style:style style:name="T48" style:family="text">
      <style:text-properties style:font-name="Arial Narrow" fo:font-size="12.5pt" fo:language="en" fo:country="US" style:font-size-asian="12.5pt" style:font-size-complex="12.5pt"/>
    </style:style>
    <style:style style:name="T49" style:family="text">
      <style:text-properties style:font-name="Arial Narrow" fo:font-size="12.5pt" style:font-size-asian="12.5pt" style:font-size-complex="12.5pt"/>
    </style:style>
    <style:style style:name="T50" style:family="text">
      <style:text-properties style:font-name="Arial Narrow" fo:font-size="11pt" style:font-size-asian="11pt" style:font-size-complex="11pt"/>
    </style:style>
    <style:style style:name="T51" style:family="text">
      <style:text-properties officeooo:rsid="00443591"/>
    </style:style>
    <style:style style:name="T52" style:family="text">
      <style:text-properties fo:color="#606060" loext:opacity="100%" style:font-name="Times New Roman" fo:font-size="19pt" fo:letter-spacing="-0.023cm" style:font-size-asian="19pt" style:font-size-complex="19pt"/>
    </style:style>
    <style:style style:name="T53" style:family="text">
      <style:text-properties fo:color="#606060" loext:opacity="100%" style:font-name="Times New Roman" fo:font-size="19pt" fo:letter-spacing="-0.023cm" style:font-size-asian="19pt" style:font-size-complex="19pt"/>
    </style:style>
    <style:style style:name="T54" style:family="text">
      <style:text-properties fo:color="#333333" loext:opacity="100%" style:font-name="Courier New" fo:font-size="10pt" style:font-size-asian="10pt" style:font-name-complex="Courier New" style:font-size-complex="10pt"/>
    </style:style>
    <style:style style:name="T55" style:family="text"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ragraph" draw:opacity="0%" fo:padding="0cm" fo:border="none" draw:wrap-influence-on-position="once-concurrent" loext:allow-overlap="false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1.995cm" fo:min-width="7.059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2" loext:marker-style-name="T16"/>
      <text:p text:style-name="P71" loext:marker-style-name="T2"><text:span text:style-name="T2">Міністерство освіти і науки України</text:span><text:span text:style-name="T2"/></text:p>
      <text:p text:style-name="P71" loext:marker-style-name="T2"><text:span text:style-name="T2">Центральноукраїнський національний технічний університет</text:span><text:span text:style-name="T2"/></text:p>
      <text:p text:style-name="P71" loext:marker-style-name="T2"><text:span text:style-name="T2">Механіко-технологічний факультет</text:span><text:span text:style-name="T2"/></text:p>
      <text:p text:style-name="P71" loext:marker-style-name="T17"><text:span text:style-name="T2">Кафедра кібербезпеки та програмного забезпечення</text:span><text:span text:style-name="T17"/></text:p>
      <text:p text:style-name="P72" loext:marker-style-name="T18"><text:span text:style-name="T18">Звіт</text:span><text:span text:style-name="T18"/></text:p>
      <text:p text:style-name="P71" loext:marker-style-name="T19"><text:span text:style-name="T19">з лабораторної роботи № </text:span><text:span text:style-name="T20">7</text:span></text:p>
      <text:p text:style-name="P73" loext:marker-style-name="T2"><text:span text:style-name="T2">з дисципліни “</text:span><text:bookmark text:name="yui_3_17_2_1_1702461366948_333"/><text:span text:style-name="T2">Базові методології та технології програмування”</text:span></text:p>
      <text:p text:style-name="P71" loext:marker-style-name="T2"><text:span text:style-name="T2">на тему </text:span><text:span text:style-name="T2"/></text:p>
      <text:p text:style-name="P71" loext:marker-style-name="T2"><text:span text:style-name="T2">“</text:span><text:span text:style-name="T3"> </text:span><text:span text:style-name="T4">Програмна реалізація </text:span><text:span text:style-name="T8">оброблення масив</text:span><text:span text:style-name="T5">ів даних та символьної інформації за стандартом </text:span><text:span text:style-name="T9">UNICODE</text:span><text:span text:style-name="T2">”</text:span></text:p>
      <text:p text:style-name="P63" loext:marker-style-name="T17"/>
      <text:p text:style-name="P74" loext:marker-style-name="T2"><text:span text:style-name="T2">Виконав </text:span><text:span text:style-name="T2"/></text:p>
      <text:p text:style-name="P75" loext:marker-style-name="T2"><text:span text:style-name="T2">студент академічної групи КІ-23</text:span><text:span text:style-name="T2"/></text:p>
      <text:p text:style-name="P75" loext:marker-style-name="T2"><text:span text:style-name="T2">Гончар А. Д.</text:span><text:span text:style-name="T2"/></text:p>
      <text:p text:style-name="P64" loext:marker-style-name="T2"/>
      <text:p text:style-name="P75" loext:marker-style-name="T2"><text:span text:style-name="T2">Перевірив </text:span><text:span text:style-name="T2"/></text:p>
      <text:p text:style-name="P75" loext:marker-style-name="T2"><text:span text:style-name="T2">старший викладач</text:span><text:span text:style-name="T2"/></text:p>
      <text:p text:style-name="P76" loext:marker-style-name="T2"><text:span text:style-name="T2">Дрєєва Г.М</text:span></text:p>
      <text:p text:style-name="P76" loext:marker-style-name="T2"><text:span text:style-name="T2"/></text:p>
      <text:p text:style-name="P76" loext:marker-style-name="T2"><text:span text:style-name="T2"/></text:p>
      <text:p text:style-name="P76" loext:marker-style-name="T2"><text:span text:style-name="T2"/></text:p>
      <text:p text:style-name="P76" loext:marker-style-name="T2"><text:span text:style-name="T2"/></text:p>
      <text:p text:style-name="P76" loext:marker-style-name="T2"><text:span text:style-name="T2"/></text:p>
      <text:p text:style-name="P76" loext:marker-style-name="T2"><text:span text:style-name="T2"/></text:p>
      <text:p text:style-name="P76" loext:marker-style-name="T2"><text:span text:style-name="T2"/></text:p>
      <text:p text:style-name="P25"><text:span text:style-name="T14">Кропивницький 202</text:span><text:span text:style-name="T10">4</text:span></text:p>
      <text:p text:style-name="P15"><text:soft-page-break/>Лабараторна робота <text:span text:style-name="T29">№</text:span><text:span text:style-name="T34">7</text:span></text:p>
      <text:p text:style-name="P65" loext:marker-style-name="T2"/>
      <text:p text:style-name="P32"><text:span text:style-name="T13"><text:tab/>Тема</text:span><text:span text:style-name="T11">: </text:span><text:span text:style-name="T6">ПРОГРАМНА РЕАЛІЗАЦІЯ ОБРОБЛЕННЯ МАСИВІВ ДАНИХ ТА СИМВОЛЬНОЇ ІНФОРМАЦІЇ ЗА СТАНДАРТОМ UNICODE </text:span></text:p>
      <text:p text:style-name="P31"><text:span text:style-name="T6"/></text:p>
      <text:p text:style-name="P33"><text:span text:style-name="T12"><text:tab/>МЕТА</text:span><text:span text:style-name="T2">: полягає у набутті ґрунтовних вмінь і практичних навичок синтезу алгоритмів оброблення масивів даних та символьної (текстової) інформації у кодуваннях UTF-8 і CP866, їх програмної реалізації мовою програмування мовою програмування С (ISO/IEC 9899:2018) задля реалізації програмних засобів у вільному кросплатформовому Code::Blocks IDE. </text:span></text:p>
      <text:p text:style-name="P6"/>
      <text:p text:style-name="P16">Завдання<text:span text:style-name="T29">:</text:span></text:p>
      <text:p text:style-name="P32"><text:span text:style-name="T7"><text:tab/></text:span><text:span text:style-name="T15">1. У веббраузері перейти за посиланням https://github.com/ та зареєструватись на вебсервісі системи контролю версій GitHub. 2. Після створення облікового запису (account) і підтвердження реєстрації через електронну пошту, у Personal settings заповнити Public profile: <text:s/>Name: власне ім’я й прізвище латиницею, <text:s/>Profile picture: офіційне фото (ділового стилю), <text:s/>URL: www.kntu.kr.ua, <text:s/>Company: Central Ukrainian National Technical University, <text:s/>Location: Ukraine, Kropyvnytskyi. 3. Продемонструвати викладачеві створений обліковий запис, після чого надіслати GitHub username на dorenskyiop@kntu.kr.ua. 4. Отримати у викладача завдання за варіантом, задокументувати мету лабораторної роботи, завдання, номер варіанту. 5. На одному з локальних дисків ПК (D:, E: чи ін.) створити теку BMTP-LAB7-прізвище, в ній ― теки prj, Software та TestSuite. 6. Виконати аналіз умови і постановку задачі 7.1, встановлених вимог до програмного засобу, який розроблятиметься, на основі чого розробити й задокументувати тест-сьют TS_7_1, який повинен складатись з не менш як десяти тест-кейсів. 7. Виконати процедурно-орієнтовану алгоритмізацію задачі 7.1 з врахуванням </text:span><text:soft-page-break/><text:span text:style-name="T15">вимоги про програмне оброблення текстової інформації у UTF-8, при чому кодування вхідних і вихідних даних залежить від джерела й приймача інформації відповідно; здобутий алгоритм розв’язування задачі 7.1 задокументувати. 8. В Code::Blocks IDE створити новий проект консольного застосунку з назвою прізвище-task_7_1 у /prj. 9. Алгоритм розв’язування задачі 7.1 реалізувати мовою програмування С (С18), проект прізвище-task_7_1 закрити. 10. З теки проекта прізвище-task_7_1 за допомогою "Блокнот" відкрити файл main.c. 11. Перезберегти файл main.c у UTF-8 (Файл → Зберегти як → Кодування → UTF-8 → Зберегти). 12. Закрити файл main.c. 44 Базові методології та технології програмування 13. В Code::Blocks IDE відкрити прізвище-task_7_1, скомпілювати і закрити проект; створений у /prj файл програми прізвищеtask_7_1.ехе скопіювати у /BMTP-LAB7-прізвище/Software. 14. За допомогою тестового набору TS_7_1 із теки /TestSuite, виконати системне тестування прізвище-task_7_1.ехе, який знаходиться у теці /BMTP-LAB7-прізвище/Software; отриманий тестовий артефакт — заповнений тест-сьют TS_7_1 — зберегти та долучити до звіту як додаток. 15. За умови, що статус всіх тест-кейсів TS_7_1 є passed, вихідний код (лістинг) проекту прізвище-task_7_1 задокументувати; у іншому випадку слід виконати відлагодження запропонованого алгоритму і/або ПЗ, проект прізвище-task_7_1 скомпілювати, системне тестування додатка прізвище-task_7_1.ехе повторити, результати повторної реалізації й тестування задокументувати. 16. Виконати аналіз умови і постановку задачі 7.2, встановлених вимог до програмного засобу, який розроблятиметься, на основі чого розробити й задокументувати тест-сьют TS_7_2, який повинен складатись з не менш як десяти тест-кейсів. 17. Виконати процедурно-орієнтовану алгоритмізацію задачі 7.2, отриманий алгоритм розв’язування задачі 7.2 задокументувати. 18. В Code::Blocks IDE створити новий проект консольного застосунку з назвою прізвище-task_7_2 у /prj. 19. Алгоритм розв’язування задачі 7.2 реалізувати мовою </text:span><text:soft-page-break/><text:span text:style-name="T15">програмування С (С18), скомпілювати проект; створений файл програми прізвище-task_7_2.ехе скопіювати у /Software. 20. За допомогою TS_7_2 із /TestSuite, виконати системне тестування /BMTP-LAB2-прізвище/Software/прізвище-task_7_2.ехе; заповнений TS_7_2 долучити до звіту як додаток. 21. За умови, що статус всіх тест-кейсів TS_7_2 є passed, вихідний код (лістинг) проекту прізвище-task_7_2 задокументувати; у іншому випадку слід виконати відлагодження запропонованого алгоритму і/або ПЗ, проект прізвище-task_7_2 скомпілювати, системне тестування додатка прізвище-task_7_2.ехе повторити, результати повторної реалізації й тестування задокументувати. 22. Одержані результати виконання завдань лабораторної роботи (/BMTP-LAB7-прізвище) зберегти на флеш-накопичувач, у хмарному сховищі даних тощо.23. Проаналізувати хід виконання завдань і одержані результати, сформулювати обґрунтовані висновки15 та викласти їх обсягом не менше двох сторінок машинного (комп’ютерного) тексту; також слід зазначити особисті враження від виконання лабораторної роботи, викласти вмотивовані пропозиції, обґрунтовані зауваження, конструктивну критику, рекомендації тощо. 24. Інсталювати Git (Git Bash) </text:span><text:a xlink:type="simple" xlink:href="https://git-scm.com/book/uk/v2/" text:style-name="Internet_20_link" text:visited-style-name="Visited_20_Internet_20_Link"><text:span text:style-name="T15">https://git-scm.com/book/uk/v2/</text:span></text:a><text:span text:style-name="T15"> ВступІнсталяція-Git, використовуючи “Pro Git” https://gitscm.com/book/uk/v2. 25. На github.com/student-name створити Git-репозиторій (New → Create a new repository) та за допомогою Git (Git Bash) завантажити у нього теку BMTP-LAB7-прізвище (git init, git add, git commit, git branch, git remote, git push; https://techglimpse.com/git-push-github-token-based-passwordless/), а також звіт, оформлений згідно з ДСТУ 3008:2015 зі структурою й змістом, визначеними цим порядком виконання роботи. 26. Додати викладача і одногрупників до спільної роботи над проєктом BMTP-LAB7-прізвище: Settings → Access → Collaborators → Add people → Add NAME to REPOSITORY (NAME викладача — на дошці в аудиторії, у якій проходить заняття). 27. У комітах Git-репозиторію BMTP-LAB7-прізвище (https://github.com/ . . . </text:span><text:soft-page-break/><text:span text:style-name="T15">/commits/main/) відреагувати і/або відповісти на коментарі співучасників ІТ-проєкту ( Commits), захистити результати й здобути зарахування роботи викладачем. </text:span></text:p>
      <text:p text:style-name="P21"/>
      <text:p text:style-name="P7">Варіант №<text:span text:style-name="T34">9</text:span></text:p>
      <text:p text:style-name="P28"/>
      <text:p text:style-name="P8"><text:span text:style-name="T38">Задача</text:span> <text:span text:style-name="T34">7</text:span>.1<text:span text:style-name="T39">:</text:span></text:p>
      <text:p text:style-name="P20">Користувач вводить слово (рядок кириличних символ<text:span text:style-name="T29">ів без проміжків), </text:span>яке зак<text:span text:style-name="T29">інчується </text:span><text:span text:style-name="T33">“%”, “~” </text:span>або <text:span text:style-name="T33">“*”. </text:span>Вивести к<text:span text:style-name="T29">ількість складів </text:span><text:span text:style-name="T33">“</text:span><text:span text:style-name="T32">ма</text:span><text:span text:style-name="T33">” </text:span>у введеному <text:span text:style-name="T29">слові; якщо зазначений склад відстуній. Вивести всі приголосні з уведеного слова.</text:span></text:p>
      <text:p text:style-name="P20"><text:span text:style-name="T29"/></text:p>
      <text:p text:style-name="P12">Лістинг <text:span text:style-name="T51">7</text:span>.<text:span text:style-name="T35">1</text:span></text:p>
      <text:p text:style-name="P77">#include &lt;stdio.h&gt;</text:p>
      <text:p text:style-name="P77">#include &lt;stdlib.h&gt;</text:p>
      <text:p text:style-name="P77">#include &lt;locale.h&gt;</text:p>
      <text:p text:style-name="P77">#include &lt;wchar.h&gt;</text:p>
      <text:p text:style-name="P77">#include &lt;wctype.h&gt;</text:p>
      <text:p text:style-name="P77"/>
      <text:p text:style-name="P77">int main() {</text:p>
      <text:p text:style-name="P77"><text:s text:c="4"/>setlocale(LC_ALL, "en_US.UTF-8");</text:p>
      <text:p text:style-name="P77"/>
      <text:p text:style-name="P77"><text:s text:c="4"/>wchar_t word[100];</text:p>
      <text:p text:style-name="P77"><text:s text:c="4"/>int count = 0;</text:p>
      <text:p text:style-name="P77"><text:s text:c="4"/>wchar_t golosni[] = L"ауеоюяіиє";</text:p>
      <text:p text:style-name="P77"><text:s text:c="4"/>wprintf(L"Введіть слово яке закінчується на %% , ~ або *\n");</text:p>
      <text:p text:style-name="P77"><text:s text:c="4"/>wscanf(L"%ls", word);</text:p>
      <text:p text:style-name="P77"><text:s text:c="4"/>wchar_t *substr = word;</text:p>
      <text:p text:style-name="P77"/>
      <text:p text:style-name="P77"><text:s text:c="4"/>while ((substr = wcsstr(substr, L"ма")) != NULL) {</text:p>
      <text:p text:style-name="P77"><text:s text:c="8"/>count++;</text:p>
      <text:p text:style-name="P77"><text:s text:c="8"/>substr++;</text:p>
      <text:p text:style-name="P77"><text:s text:c="4"/>}</text:p>
      <text:p text:style-name="P77"><text:soft-page-break/></text:p>
      <text:p text:style-name="P77"><text:s text:c="4"/>if (count == 0) {</text:p>
      <text:p text:style-name="P77"><text:s text:c="8"/>for (int i = 0; word[i] != L'\0'; i++) {</text:p>
      <text:p text:style-name="P77"><text:s text:c="12"/>wchar_t lower = towlower(word[i]);</text:p>
      <text:p text:style-name="P77"><text:s text:c="12"/>for (int j = 0; golosni[j] != L'\0'; j++) {</text:p>
      <text:p text:style-name="P77"><text:s text:c="16"/>if (lower == golosni[j]) {</text:p>
      <text:p text:style-name="P77"><text:s text:c="20"/>wprintf(L"%lc", word[i]);</text:p>
      <text:p text:style-name="P77"><text:s text:c="16"/>}</text:p>
      <text:p text:style-name="P77"><text:s text:c="12"/>}</text:p>
      <text:p text:style-name="P77"><text:s text:c="8"/>}</text:p>
      <text:p text:style-name="P77"><text:s text:c="8"/>wprintf(L"\n");</text:p>
      <text:p text:style-name="P77"><text:s text:c="4"/>}</text:p>
      <text:p text:style-name="P77"/>
      <text:p text:style-name="P77"><text:s text:c="4"/>wprintf(L"Кількість ма: %d\n", count);</text:p>
      <text:p text:style-name="P77"><text:s text:c="4"/>return 0;</text:p>
      <text:p text:style-name="P77">}</text:p>
      <text:p text:style-name="P30"><text:span text:style-name="T29"/></text:p>
      <text:p text:style-name="P30"><text:span text:style-name="T29"/></text:p>
      <text:p text:style-name="P90" loext:marker-style-name="T52"><draw:frame draw:style-name="fr1" draw:name="Рамка2" text:anchor-type="paragraph" svg:y="0cm" svg:width="10.483cm" draw:z-index="1" loext:may-break-between-pages="true"><draw:text-box fo:min-height="0cm"><table:table table:name="Таблиця4" table:style-name="Таблиця4"><table:table-column table:style-name="Таблиця4.A"/><table:table-column table:style-name="Таблиця4.B"/><table:table-row table:style-name="Таблиця4.1"><table:table-cell table:style-name="Таблиця4.A1" office:value-type="string"><text:p text:style-name="P79" loext:marker-style-name="T21"><text:span text:style-name="T21">Назва тестового набору</text:span></text:p><text:p text:style-name="P79"><text:span text:style-name="T47">Test Suite Description</text:span></text:p></table:table-cell><table:table-cell table:style-name="Таблиця4.A1" office:value-type="string"><text:p text:style-name="P81" loext:marker-style-name="T33"><text:span text:style-name="T48">TS_lab7</text:span></text:p></table:table-cell></table:table-row><table:table-row table:style-name="Таблиця4.1"><table:table-cell table:style-name="Таблиця4.A1" office:value-type="string"><text:p text:style-name="P85" loext:marker-style-name="T21"><text:span text:style-name="T21">Назва проекта / ПЗ</text:span></text:p><text:p text:style-name="P85"><text:span text:style-name="T47">Name of Project / Software</text:span></text:p></table:table-cell><table:table-cell table:style-name="Таблиця4.A1" office:value-type="string"><text:p text:style-name="P87" loext:marker-style-name="T33"><text:span text:style-name="T48">Gonchar-task_7_1</text:span></text:p></table:table-cell></table:table-row><table:table-row table:style-name="Таблиця4.1"><table:table-cell table:style-name="Таблиця4.A1" office:value-type="string"><text:p text:style-name="P85" loext:marker-style-name="T21"><text:span text:style-name="T21">Рівень тестування</text:span></text:p><text:p text:style-name="P85"><text:span text:style-name="T47">Level of Testing</text:span></text:p></table:table-cell><table:table-cell table:style-name="Таблиця4.A1" office:value-type="string"><text:p text:style-name="P35"><text:span text:style-name="T49">системний</text:span><text:span text:style-name="T48"> <text:s/>/ <text:s/></text:span><text:span text:style-name="T50">System Testing</text:span></text:p></table:table-cell></table:table-row><table:table-row table:style-name="Таблиця4.1"><table:table-cell table:style-name="Таблиця4.A1" office:value-type="string"><text:p text:style-name="P85" loext:marker-style-name="T47"><text:span text:style-name="T21">Автор тест-сьюта </text:span></text:p><text:p text:style-name="P85"><text:span text:style-name="T47">Test Suite Author</text:span></text:p></table:table-cell><table:table-cell table:style-name="Таблиця4.A1" office:value-type="string"><text:p text:style-name="P87" loext:marker-style-name="T33"><text:span text:style-name="T48">Гончар Артем</text:span><text:span text:style-name="T49">ій</text:span></text:p></table:table-cell></table:table-row><table:table-row table:style-name="Таблиця4.1"><table:table-cell table:style-name="Таблиця4.A1" office:value-type="string"><text:p text:style-name="P85" loext:marker-style-name="T21"><text:span text:style-name="T21">Виконавець </text:span></text:p><text:p text:style-name="P85"><text:span text:style-name="T47">Implementer</text:span></text:p></table:table-cell><table:table-cell table:style-name="Таблиця4.A1" office:value-type="string"><text:p text:style-name="P87"><text:span text:style-name="T49">Гончар Артемій</text:span></text:p></table:table-cell></table:table-row></table:table></draw:text-box></draw:frame><text:line-break loext:clear="all"/></text:p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row table:style-name="Таблиця5.1">
          <table:table-cell table:style-name="Таблиця5.A1" office:value-type="string">
            <text:p text:style-name="P26"><text:span text:style-name="T1">Ід-р тест-кейса / </text:span><text:span text:style-name="T44">Test Case ID</text:span></text:p>
          </table:table-cell>
          <table:table-cell table:style-name="Таблиця5.A1" office:value-type="string">
            <text:p text:style-name="P26" loext:marker-style-name="T46"><text:span text:style-name="T1">Дії (кроки) </text:span><text:span text:style-name="T46">/ </text:span></text:p>
            <text:p text:style-name="P26" loext:marker-style-name="T44"><text:span text:style-name="T44">Action </text:span><text:span text:style-name="T44"/></text:p>
            <text:p text:style-name="P26"><text:span text:style-name="T44">(Test Step</text:span><text:span text:style-name="T45">s</text:span><text:span text:style-name="T44">)</text:span></text:p>
          </table:table-cell>
          <table:table-cell table:style-name="Таблиця5.A1" office:value-type="string">
            <text:p text:style-name="P26" loext:marker-style-name="T1"><text:span text:style-name="T1">Очікуваний </text:span><text:span text:style-name="T1"/></text:p>
            <text:p text:style-name="P26" loext:marker-style-name="T25"><text:span text:style-name="T25">результат / </text:span><text:span text:style-name="T25"/></text:p>
            <text:p text:style-name="P26"><text:span text:style-name="T44">Expected Result</text:span></text:p>
          </table:table-cell>
          <table:table-cell table:style-name="Таблиця5.A1" office:value-type="string">
            <text:p text:style-name="P27" loext:marker-style-name="T46"><text:span text:style-name="T1">Результат тестування </text:span><text:span text:style-name="T26">(пройшов/не вдалося/ заблокований) /</text:span><text:span text:style-name="T46"> </text:span></text:p>
            <text:p text:style-name="P27"><text:span text:style-name="T44">Test Result<text:line-break/></text:span><text:span text:style-name="T47">(passed/failed/ blocked)</text:span></text:p>
          </table:table-cell>
        </table:table-row>
        <text:soft-page-break/>
        <table:table-row table:style-name="Таблиця5.2">
          <table:table-cell table:style-name="Таблиця5.A2" office:value-type="string">
            <text:p text:style-name="P36"><text:span text:style-name="T1">ТС-1</text:span></text:p>
          </table:table-cell>
          <table:table-cell table:style-name="Таблиця5.B2" office:value-type="string">
            <text:p text:style-name="P36"><text:span text:style-name="T1">1. Введення </text:span><text:span text:style-name="T28">Нарешті~</text:span></text:p>
          </table:table-cell>
          <table:table-cell table:style-name="Таблиця5.C2" office:value-type="string">
            <text:p text:style-name="P36" loext:marker-style-name="T28"><text:span text:style-name="T28">Введіть слово яке закінчується на % , ~ або *</text:span><text:span text:style-name="T28"/></text:p>
            <text:p text:style-name="P36" loext:marker-style-name="T28"><text:span text:style-name="T28">аеі</text:span><text:span text:style-name="T28"/></text:p>
            <text:p text:style-name="P36" loext:marker-style-name="T37"><text:span text:style-name="T28">Кількість ма: 0</text:span><text:span text:style-name="T28"/></text:p>
          </table:table-cell>
          <table:table-cell table:style-name="Таблиця5.D2" office:value-type="string">
            <text:p text:style-name="P36" loext:marker-style-name="T33"><text:span text:style-name="T27">passed</text:span><text:span text:style-name="T27"/></text:p>
          </table:table-cell>
        </table:table-row>
        <table:table-row table:style-name="Таблиця5.2">
          <table:table-cell table:style-name="Таблиця5.A3" office:value-type="string">
            <text:p text:style-name="P34"><text:span text:style-name="T1">ТС-</text:span><text:span text:style-name="T27">2</text:span></text:p>
          </table:table-cell>
          <table:table-cell table:style-name="Таблиця5.B3" office:value-type="string">
            <text:p text:style-name="P34" loext:marker-style-name="T28"><text:span text:style-name="T1">1. Введення</text:span><text:span text:style-name="T27"> </text:span><text:span text:style-name="T28">Воно*</text:span></text:p>
            <text:p text:style-name="P67" loext:marker-style-name="T27"/>
          </table:table-cell>
          <table:table-cell table:style-name="Таблиця5.C3" office:value-type="string">
            <text:p text:style-name="P34" loext:marker-style-name="T28"><text:span text:style-name="T28">Введіть слово яке закінчується на % , ~ або *</text:span><text:span text:style-name="T28"/></text:p>
            <text:p text:style-name="P34" loext:marker-style-name="T28"><text:span text:style-name="T28">оо</text:span><text:span text:style-name="T28"/></text:p>
            <text:p text:style-name="P34" loext:marker-style-name="T37"><text:span text:style-name="T28">Кількість ма: 0</text:span><text:span text:style-name="T28"/></text:p>
          </table:table-cell>
          <table:table-cell table:style-name="Таблиця5.D3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5.2">
          <table:table-cell table:style-name="Таблиця5.A4" office:value-type="string">
            <text:p text:style-name="P34"><text:span text:style-name="T1">ТС-3</text:span></text:p>
          </table:table-cell>
          <table:table-cell table:style-name="Таблиця5.B4" office:value-type="string">
            <text:p text:style-name="P34"><text:span text:style-name="T1">1. Введення</text:span><text:span text:style-name="T27"> </text:span><text:span text:style-name="T28">працює*</text:span></text:p>
          </table:table-cell>
          <table:table-cell table:style-name="Таблиця5.C4" office:value-type="string">
            <text:p text:style-name="P34" loext:marker-style-name="T28"><text:span text:style-name="T28">Введіть слово яке закінчується на % , ~ або *</text:span><text:span text:style-name="T28"/></text:p>
            <text:p text:style-name="P34" loext:marker-style-name="T28"><text:span text:style-name="T28">аює</text:span><text:span text:style-name="T28"/></text:p>
            <text:p text:style-name="P34" loext:marker-style-name="T37"><text:span text:style-name="T28">Кількість ма: 0</text:span><text:span text:style-name="T28"/></text:p>
          </table:table-cell>
          <table:table-cell table:style-name="Таблиця5.D4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5.2">
          <table:table-cell table:style-name="Таблиця5.A5" office:value-type="string">
            <text:p text:style-name="P34"><text:span text:style-name="T1">ТС-</text:span><text:span text:style-name="T27">4</text:span></text:p>
          </table:table-cell>
          <table:table-cell table:style-name="Таблиця5.B5" office:value-type="string">
            <text:p text:style-name="P34" loext:marker-style-name="T28"><text:span text:style-name="T1">1. Введення</text:span><text:span text:style-name="T27"> </text:span><text:span text:style-name="T28">Бууумаааабам*</text:span></text:p>
            <text:p text:style-name="P67" loext:marker-style-name="T27"/>
          </table:table-cell>
          <table:table-cell table:style-name="Таблиця5.C5" office:value-type="string">
            <text:p text:style-name="P34" loext:marker-style-name="T28"><text:span text:style-name="T28">Введіть слово яке закінчується на % , ~ або *</text:span><text:span text:style-name="T28"/></text:p>
            <text:p text:style-name="P34" loext:marker-style-name="T37"><text:span text:style-name="T28">Кількість ма: 1</text:span><text:span text:style-name="T28"/></text:p>
          </table:table-cell>
          <table:table-cell table:style-name="Таблиця5.D5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5.2">
          <table:table-cell table:style-name="Таблиця5.A6" office:value-type="string">
            <text:p text:style-name="P34"><text:span text:style-name="T1">ТС-</text:span><text:span text:style-name="T27">5</text:span></text:p>
          </table:table-cell>
          <table:table-cell table:style-name="Таблиця5.B6" office:value-type="string">
            <text:p text:style-name="P34" loext:marker-style-name="T28"><text:span text:style-name="T1">1. Введення</text:span><text:span text:style-name="T27"> </text:span><text:span text:style-name="T28">муамма*</text:span></text:p>
            <text:p text:style-name="P69" loext:marker-style-name="T28"/>
            <text:p text:style-name="P67" loext:marker-style-name="T27"/>
          </table:table-cell>
          <table:table-cell table:style-name="Таблиця5.C6" office:value-type="string">
            <text:p text:style-name="P34" loext:marker-style-name="T28"><text:span text:style-name="T28">Введіть слово яке закінчується на % , ~ або *</text:span><text:span text:style-name="T28"/></text:p>
            <text:p text:style-name="P34" loext:marker-style-name="T37"><text:span text:style-name="T28">Кількість ма: 1</text:span><text:span text:style-name="T28"/></text:p>
          </table:table-cell>
          <table:table-cell table:style-name="Таблиця5.D6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5.2">
          <table:table-cell table:style-name="Таблиця5.A7" office:value-type="string">
            <text:p text:style-name="P34"><text:span text:style-name="T1">ТС-</text:span><text:span text:style-name="T27">6</text:span></text:p>
          </table:table-cell>
          <table:table-cell table:style-name="Таблиця5.B7" office:value-type="string">
            <text:p text:style-name="P34" loext:marker-style-name="T28"><text:span text:style-name="T1">1. Введення</text:span><text:span text:style-name="T27"> </text:span><text:span text:style-name="T28">мммм* <text:s text:c="10"/></text:span></text:p>
            <text:p text:style-name="P67" loext:marker-style-name="T27"/>
          </table:table-cell>
          <table:table-cell table:style-name="Таблиця5.C7" office:value-type="string">
            <text:p text:style-name="P34" loext:marker-style-name="T28"><text:span text:style-name="T28">Введіть слово яке закінчується на % , ~ або *</text:span><text:span text:style-name="T28"/></text:p>
            <text:p text:style-name="P69" loext:marker-style-name="T28"/>
            <text:p text:style-name="P34" loext:marker-style-name="T37"><text:span text:style-name="T28">Кількість ма: 0</text:span><text:span text:style-name="T28"/></text:p>
          </table:table-cell>
          <table:table-cell table:style-name="Таблиця5.D7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5.2">
          <table:table-cell table:style-name="Таблиця5.A8" office:value-type="string">
            <text:p text:style-name="P34"><text:span text:style-name="T1">ТС-</text:span><text:span text:style-name="T27">7</text:span></text:p>
          </table:table-cell>
          <table:table-cell table:style-name="Таблиця5.B8" office:value-type="string">
            <text:p text:style-name="P34"><text:span text:style-name="T1">1. Введення</text:span><text:span text:style-name="T27"> ммммм*</text:span></text:p>
          </table:table-cell>
          <table:table-cell table:style-name="Таблиця5.C8" office:value-type="string">
            <text:p text:style-name="P34" loext:marker-style-name="T28"><text:span text:style-name="T28">Введіть слово яке закінчується на % , ~ або *</text:span><text:span text:style-name="T28"/></text:p>
            <text:p text:style-name="P34" loext:marker-style-name="T28"><text:span text:style-name="T28">мммммамммм*</text:span><text:span text:style-name="T28"/></text:p>
            <text:p text:style-name="P34" loext:marker-style-name="T37"><text:span text:style-name="T28">Кількість ма: 1</text:span><text:span text:style-name="T28"/></text:p>
          </table:table-cell>
          <table:table-cell table:style-name="Таблиця5.D8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5.2">
          <table:table-cell table:style-name="Таблиця5.A9" office:value-type="string">
            <text:p text:style-name="P34"><text:span text:style-name="T1">ТС-</text:span><text:span text:style-name="T27">8</text:span></text:p>
          </table:table-cell>
          <table:table-cell table:style-name="Таблиця5.B9" office:value-type="string">
            <text:p text:style-name="P34" loext:marker-style-name="T28"><text:span text:style-name="T1">1. Введення</text:span><text:span text:style-name="T27"> </text:span><text:span text:style-name="T28">аоеіяює*</text:span></text:p>
            <text:p text:style-name="P67" loext:marker-style-name="T27"/>
          </table:table-cell>
          <table:table-cell table:style-name="Таблиця5.C9" office:value-type="string">
            <text:p text:style-name="P34" loext:marker-style-name="T28"><text:span text:style-name="T28">Введіть слово яке закінчується на % , ~ або *</text:span><text:span text:style-name="T28"/></text:p>
            <text:p text:style-name="P34" loext:marker-style-name="T28"><text:span text:style-name="T28">аоеіяює</text:span><text:span text:style-name="T28"/></text:p>
            <text:p text:style-name="P34" loext:marker-style-name="T37"><text:span text:style-name="T28">Кількість ма: 0</text:span><text:span text:style-name="T28"/></text:p>
          </table:table-cell>
          <table:table-cell table:style-name="Таблиця5.D9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5.2">
          <table:table-cell table:style-name="Таблиця5.A10" office:value-type="string">
            <text:p text:style-name="P34"><text:span text:style-name="T1">ТС-</text:span><text:span text:style-name="T27">9</text:span></text:p>
          </table:table-cell>
          <table:table-cell table:style-name="Таблиця5.B10" office:value-type="string">
            <text:p text:style-name="P34" loext:marker-style-name="T28"><text:span text:style-name="T1">1. Введення</text:span><text:span text:style-name="T27"> </text:span><text:span text:style-name="T28">гррр% <text:s/></text:span></text:p>
            <text:p text:style-name="P67" loext:marker-style-name="T27"/>
          </table:table-cell>
          <table:table-cell table:style-name="Таблиця5.C10" office:value-type="string">
            <text:p text:style-name="P34" loext:marker-style-name="T28"><text:span text:style-name="T28">Введіть слово яке закінчується на % , ~ або *</text:span><text:span text:style-name="T28"/></text:p>
            <text:p text:style-name="P69" loext:marker-style-name="T28"/>
            <text:p text:style-name="P34" loext:marker-style-name="T37"><text:span text:style-name="T28">Кількість ма: 0</text:span><text:span text:style-name="T28"/></text:p>
          </table:table-cell>
          <table:table-cell table:style-name="Таблиця5.D10" office:value-type="string">
            <text:p text:style-name="P34" loext:marker-style-name="T33"><text:span text:style-name="T27">passed</text:span><text:span text:style-name="T27"/></text:p>
          </table:table-cell>
        </table:table-row>
        <text:soft-page-break/>
        <table:table-row table:style-name="Таблиця5.2">
          <table:table-cell table:style-name="Таблиця5.A11" office:value-type="string">
            <text:p text:style-name="P34"><text:span text:style-name="T1">ТС-</text:span><text:span text:style-name="T27">10</text:span></text:p>
          </table:table-cell>
          <table:table-cell table:style-name="Таблиця5.B11" office:value-type="string">
            <text:p text:style-name="P34" loext:marker-style-name="T28"><text:span text:style-name="T1">1. Введення</text:span><text:span text:style-name="T27"> </text:span><text:span text:style-name="T28">мамамамаамааааам%</text:span></text:p>
            <text:p text:style-name="P67" loext:marker-style-name="T27"/>
          </table:table-cell>
          <table:table-cell table:style-name="Таблиця5.C11" office:value-type="string">
            <text:p text:style-name="P34" loext:marker-style-name="T28"><text:span text:style-name="T28">Введіть слово яке закінчується на % , ~ або *</text:span><text:span text:style-name="T28"/></text:p>
            <text:p text:style-name="P34" loext:marker-style-name="T37"><text:span text:style-name="T28">Кількість ма: 5</text:span><text:span text:style-name="T28"/></text:p>
          </table:table-cell>
          <table:table-cell table:style-name="Таблиця5.D11" office:value-type="string">
            <text:p text:style-name="P34" loext:marker-style-name="T33"><text:span text:style-name="T27">passed</text:span><text:span text:style-name="T27"/></text:p>
          </table:table-cell>
        </table:table-row>
      </table:table>
      <text:p text:style-name="P23" loext:marker-style-name="T1"/>
      <text:p text:style-name="P70" loext:marker-style-name="T52"/>
      <text:p text:style-name="P20"><text:span text:style-name="T29"/></text:p>
      <text:p text:style-name="P9">Задача 7.2:<text:line-break/><text:span text:style-name="T40">Вхід: масив з 15 натуральних чисел.</text:span></text:p>
      <text:p text:style-name="P14">Вихід: сума та різниця найбільшого і найменшого елементів масиву.</text:p>
      <text:p text:style-name="P9"><text:span text:style-name="T40"/></text:p>
      <text:p text:style-name="P11">Лістинг <text:span text:style-name="T51">7</text:span>.<text:span text:style-name="T51">2</text:span></text:p>
      <text:p text:style-name="P29">#include &lt;stdio.h&gt;</text:p>
      <text:p text:style-name="P29">#include &lt;stdlib.h&gt;</text:p>
      <text:p text:style-name="P29">#include &lt;locale.h&gt;</text:p>
      <text:p text:style-name="P29">int main() {</text:p>
      <text:p text:style-name="P29"><text:s text:c="4"/>char *locale = setlocale(LC_ALL, "");</text:p>
      <text:p text:style-name="P29"><text:s text:c="4"/>int numbers[15];</text:p>
      <text:p text:style-name="P29"><text:s text:c="4"/>int max, min, rizn, sum;</text:p>
      <text:p text:style-name="P29"><text:s text:c="4"/>printf("Введіть 15 натуральних чисел:\n");</text:p>
      <text:p text:style-name="P29"><text:s text:c="4"/>for (int i = 0; i &lt; 15; i++) {</text:p>
      <text:p text:style-name="P29"><text:s text:c="8"/>printf("Число %d: ", i + 1);</text:p>
      <text:p text:style-name="P29"><text:s text:c="8"/>scanf("%d", &amp;numbers[i]);</text:p>
      <text:p text:style-name="P29"><text:s text:c="4"/>}</text:p>
      <text:p text:style-name="P29"><text:s text:c="4"/>max = numbers[0];</text:p>
      <text:p text:style-name="P29"><text:s text:c="4"/>min = numbers[0];</text:p>
      <text:p text:style-name="P29"><text:s text:c="4"/>for (int i = 1; i &lt; 15; i++) {</text:p>
      <text:p text:style-name="P29"><text:s text:c="8"/>if (numbers[i] &gt; max) {</text:p>
      <text:p text:style-name="P29"><text:s text:c="12"/>max = numbers[i];</text:p>
      <text:p text:style-name="P29"><text:s text:c="8"/>}</text:p>
      <text:p text:style-name="P29"><text:s text:c="8"/>if (numbers[i] &lt; min) {</text:p>
      <text:p text:style-name="P29"><text:s text:c="12"/>min = numbers[i];</text:p>
      <text:p text:style-name="P29"><text:s text:c="8"/>}</text:p>
      <text:p text:style-name="P29"><text:s text:c="4"/>}</text:p>
      <text:p text:style-name="P29"><text:s text:c="4"/>rizn = max - min;</text:p>
      <text:p text:style-name="P29"><text:soft-page-break/><text:s text:c="4"/>sum = max + min;</text:p>
      <text:p text:style-name="P29"><text:s text:c="4"/>printf("Сума найбільшого і найменшого числа: %d\n", sum);</text:p>
      <text:p text:style-name="P29"><text:s text:c="4"/>printf("Різниця між найбільшим та найменшим числом: %d\n", rizn);</text:p>
      <text:p text:style-name="P29"><text:s text:c="4"/>return 0;</text:p>
      <text:p text:style-name="P29">}</text:p>
      <text:p text:style-name="P90" loext:marker-style-name="T52"><draw:frame draw:style-name="fr1" draw:name="Рамка1" text:anchor-type="paragraph" svg:y="0cm" svg:width="10.483cm" draw:z-index="2" loext:may-break-between-pages="true"><draw:text-box fo:min-height="0cm"><table:table table:name="Таблиця1" table:style-name="Таблиця1"><table:table-column table:style-name="Таблиця1.A"/><table:table-column table:style-name="Таблиця1.B"/><table:table-row table:style-name="Таблиця1.1"><table:table-cell table:style-name="Таблиця1.A1" office:value-type="string"><text:p text:style-name="P79" loext:marker-style-name="T21"><text:span text:style-name="T21">Назва тестового набору</text:span></text:p><text:p text:style-name="P79"><text:span text:style-name="T47">Test Suite Description</text:span></text:p></table:table-cell><table:table-cell table:style-name="Таблиця1.A1" office:value-type="string"><text:p text:style-name="P81" loext:marker-style-name="T33"><text:span text:style-name="T48">TS_lab7_2</text:span></text:p></table:table-cell></table:table-row><table:table-row table:style-name="Таблиця1.1"><table:table-cell table:style-name="Таблиця1.A1" office:value-type="string"><text:p text:style-name="P85" loext:marker-style-name="T21"><text:span text:style-name="T21">Назва проекта / ПЗ</text:span></text:p><text:p text:style-name="P85"><text:span text:style-name="T47">Name of Project / Software</text:span></text:p></table:table-cell><table:table-cell table:style-name="Таблиця1.A1" office:value-type="string"><text:p text:style-name="P87" loext:marker-style-name="T33"><text:span text:style-name="T48">Gonchar-task_7_2</text:span></text:p></table:table-cell></table:table-row><table:table-row table:style-name="Таблиця1.1"><table:table-cell table:style-name="Таблиця1.A1" office:value-type="string"><text:p text:style-name="P85" loext:marker-style-name="T21"><text:span text:style-name="T21">Рівень тестування</text:span></text:p><text:p text:style-name="P85"><text:span text:style-name="T47">Level of Testing</text:span></text:p></table:table-cell><table:table-cell table:style-name="Таблиця1.A1" office:value-type="string"><text:p text:style-name="P35"><text:span text:style-name="T49">системний</text:span><text:span text:style-name="T48"> <text:s/>/ <text:s/></text:span><text:span text:style-name="T50">System Testing</text:span></text:p></table:table-cell></table:table-row><table:table-row table:style-name="Таблиця1.1"><table:table-cell table:style-name="Таблиця1.A1" office:value-type="string"><text:p text:style-name="P85" loext:marker-style-name="T47"><text:span text:style-name="T21">Автор тест-сьюта </text:span></text:p><text:p text:style-name="P85"><text:span text:style-name="T47">Test Suite Author</text:span></text:p></table:table-cell><table:table-cell table:style-name="Таблиця1.A1" office:value-type="string"><text:p text:style-name="P87" loext:marker-style-name="T33"><text:span text:style-name="T48">Гончар Артем</text:span><text:span text:style-name="T49">ій</text:span></text:p></table:table-cell></table:table-row><table:table-row table:style-name="Таблиця1.1"><table:table-cell table:style-name="Таблиця1.A1" office:value-type="string"><text:p text:style-name="P85" loext:marker-style-name="T21"><text:span text:style-name="T21">Виконавець </text:span></text:p><text:p text:style-name="P85"><text:span text:style-name="T47">Implementer</text:span></text:p></table:table-cell><table:table-cell table:style-name="Таблиця1.A1" office:value-type="string"><text:p text:style-name="P87"><text:span text:style-name="T49">Гончар Артемій</text:span></text:p></table:table-cell></table:table-row></table:table></draw:text-box></draw:frame><text:line-break loext:clear="all"/></text:p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row table:style-name="Таблиця3.1">
          <table:table-cell table:style-name="Таблиця3.A1" office:value-type="string">
            <text:p text:style-name="P26"><text:span text:style-name="T1">Ід-р тест-кейса / </text:span><text:span text:style-name="T44">Test Case ID</text:span></text:p>
          </table:table-cell>
          <table:table-cell table:style-name="Таблиця3.A1" office:value-type="string">
            <text:p text:style-name="P26" loext:marker-style-name="T46"><text:span text:style-name="T1">Дії (кроки) </text:span><text:span text:style-name="T46">/ </text:span></text:p>
            <text:p text:style-name="P26" loext:marker-style-name="T44"><text:span text:style-name="T44">Action </text:span><text:span text:style-name="T44"/></text:p>
            <text:p text:style-name="P26"><text:span text:style-name="T44">(Test Step</text:span><text:span text:style-name="T45">s</text:span><text:span text:style-name="T44">)</text:span></text:p>
          </table:table-cell>
          <table:table-cell table:style-name="Таблиця3.A1" office:value-type="string">
            <text:p text:style-name="P26" loext:marker-style-name="T1"><text:span text:style-name="T1">Очікуваний </text:span><text:span text:style-name="T1"/></text:p>
            <text:p text:style-name="P26" loext:marker-style-name="T25"><text:span text:style-name="T25">результат / </text:span><text:span text:style-name="T25"/></text:p>
            <text:p text:style-name="P26"><text:span text:style-name="T44">Expected Result</text:span></text:p>
          </table:table-cell>
          <table:table-cell table:style-name="Таблиця3.A1" office:value-type="string">
            <text:p text:style-name="P27" loext:marker-style-name="T46"><text:span text:style-name="T1">Результат тестування </text:span><text:span text:style-name="T26">(пройшов/не вдалося/ заблокований) /</text:span><text:span text:style-name="T46"> </text:span></text:p>
            <text:p text:style-name="P27"><text:span text:style-name="T44">Test Result<text:line-break/></text:span><text:span text:style-name="T47">(passed/failed/ blocked)</text:span></text:p>
          </table:table-cell>
        </table:table-row>
        <table:table-row table:style-name="Таблиця3.2">
          <table:table-cell table:style-name="Таблиця3.A2" office:value-type="string">
            <text:p text:style-name="P36"><text:span text:style-name="T1">ТС-1</text:span></text:p>
          </table:table-cell>
          <table:table-cell table:style-name="Таблиця3.B2" office:value-type="string">
            <text:list text:style-name="WWNum1aa">
              <text:list-item>
                <text:p text:style-name="P43" loext:marker-style-name="T1"><text:span text:style-name="T1">Введення </text:span><text:span text:style-name="T27">1</text:span></text:p>
              </text:list-item>
              <text:list-item>
                <text:p text:style-name="P43" loext:marker-style-name="T27"><text:span text:style-name="T1">Введення</text:span><text:span text:style-name="T27"> 5</text:span></text:p>
              </text:list-item>
              <text:list-item>
                <text:p text:style-name="P43" loext:marker-style-name="T27"><text:span text:style-name="T1">Введення</text:span><text:span text:style-name="T27"> 1 </text:span></text:p>
              </text:list-item>
              <text:list-item>
                <text:p text:style-name="P43" loext:marker-style-name="T27"><text:span text:style-name="T1">Введення</text:span><text:span text:style-name="T27"> 2</text:span></text:p>
              </text:list-item>
              <text:list-item>
                <text:p text:style-name="P43" loext:marker-style-name="T27"><text:span text:style-name="T1">Введення</text:span><text:span text:style-name="T27"> 5</text:span></text:p>
              </text:list-item>
              <text:list-item>
                <text:p text:style-name="P43" loext:marker-style-name="T27"><text:span text:style-name="T1">Введення</text:span><text:span text:style-name="T27"> 10</text:span></text:p>
              </text:list-item>
              <text:list-item>
                <text:p text:style-name="P43" loext:marker-style-name="T27"><text:span text:style-name="T1">Введення -10</text:span><text:span text:style-name="T27"/></text:p>
              </text:list-item>
              <text:list-item>
                <text:p text:style-name="P43" loext:marker-style-name="T27"><text:span text:style-name="T1">Введення 2</text:span><text:span text:style-name="T27"/></text:p>
              </text:list-item>
              <text:list-item>
                <text:p text:style-name="P43" loext:marker-style-name="T27"><text:span text:style-name="T1">Введення</text:span><text:span text:style-name="T27"> 3</text:span></text:p>
              </text:list-item>
              <text:list-item>
                <text:p text:style-name="P43" loext:marker-style-name="T27"><text:span text:style-name="T1">Введення</text:span><text:span text:style-name="T27"> 5</text:span></text:p>
              </text:list-item>
              <text:list-item>
                <text:p text:style-name="P43" loext:marker-style-name="T27"><text:span text:style-name="T1">Введення</text:span><text:span text:style-name="T27"> 1</text:span></text:p>
              </text:list-item>
              <text:list-item>
                <text:p text:style-name="P43" loext:marker-style-name="T27"><text:span text:style-name="T1">Введення</text:span><text:span text:style-name="T27"> 2</text:span></text:p>
              </text:list-item>
              <text:list-item>
                <text:p text:style-name="P43" loext:marker-style-name="T27"><text:span text:style-name="T1">Введення</text:span><text:span text:style-name="T27"> 45</text:span></text:p>
              </text:list-item>
              <text:list-item>
                <text:p text:style-name="P43" loext:marker-style-name="T27"><text:span text:style-name="T1">Введення</text:span><text:span text:style-name="T27"> 1</text:span></text:p>
              </text:list-item>
              <text:list-item>
                <text:p text:style-name="P43"><text:span text:style-name="T1">Введення</text:span><text:span text:style-name="T27"> 2</text:span></text:p>
              </text:list-item>
            </text:list>
          </table:table-cell>
          <table:table-cell table:style-name="Таблиця3.C2" office:value-type="string">
            <text:p text:style-name="P42" loext:marker-style-name="T28"><text:span text:style-name="T28">Введіть 15 натуральних чисел:</text:span><text:span text:style-name="T28"/></text:p>
            <text:p text:style-name="P42" loext:marker-style-name="T28"><text:span text:style-name="T28">Число 1: 1</text:span><text:span text:style-name="T28"/></text:p>
            <text:p text:style-name="P42" loext:marker-style-name="T28"><text:span text:style-name="T28">Число 2: 5</text:span><text:span text:style-name="T28"/></text:p>
            <text:p text:style-name="P42" loext:marker-style-name="T28"><text:span text:style-name="T28">Число 3: 1</text:span><text:span text:style-name="T28"/></text:p>
            <text:p text:style-name="P42" loext:marker-style-name="T28"><text:span text:style-name="T28">Число 4: 2</text:span><text:span text:style-name="T28"/></text:p>
            <text:p text:style-name="P42" loext:marker-style-name="T28"><text:span text:style-name="T28">Число 5: 5</text:span><text:span text:style-name="T28"/></text:p>
            <text:p text:style-name="P42" loext:marker-style-name="T28"><text:span text:style-name="T28">Число 6: 10</text:span><text:span text:style-name="T28"/></text:p>
            <text:p text:style-name="P42" loext:marker-style-name="T28"><text:span text:style-name="T28">Число 7: -10</text:span><text:span text:style-name="T28"/></text:p>
            <text:p text:style-name="P42" loext:marker-style-name="T28"><text:span text:style-name="T28">Число 8: 2</text:span><text:span text:style-name="T28"/></text:p>
            <text:p text:style-name="P42" loext:marker-style-name="T28"><text:span text:style-name="T28">Число 9: 3</text:span><text:span text:style-name="T28"/></text:p>
            <text:p text:style-name="P42" loext:marker-style-name="T28"><text:span text:style-name="T28">Число 10: 5</text:span><text:span text:style-name="T28"/></text:p>
            <text:p text:style-name="P42" loext:marker-style-name="T28"><text:span text:style-name="T28">Число 11: 1</text:span><text:span text:style-name="T28"/></text:p>
            <text:p text:style-name="P42" loext:marker-style-name="T28"><text:span text:style-name="T28">Число 12: 2</text:span><text:span text:style-name="T28"/></text:p>
            <text:p text:style-name="P42" loext:marker-style-name="T28"><text:span text:style-name="T28">Число 13: 45</text:span><text:span text:style-name="T28"/></text:p>
            <text:p text:style-name="P42" loext:marker-style-name="T28"><text:span text:style-name="T28">Число 14: 1</text:span><text:span text:style-name="T28"/></text:p>
            <text:p text:style-name="P42" loext:marker-style-name="T28"><text:span text:style-name="T28">Число 15: 2</text:span><text:span text:style-name="T28"/></text:p>
            <text:p text:style-name="P42" loext:marker-style-name="T28"><text:span text:style-name="T28">Сума найб</text:span><text:span text:style-name="T1">і</text:span><text:span text:style-name="T28">льшого і найменшого числа: 35</text:span></text:p>
            <text:p text:style-name="P42"><text:soft-page-break/><text:span text:style-name="T28">Різниця між найбільшим та найменшим числом: 55</text:span></text:p>
          </table:table-cell>
          <table:table-cell table:style-name="Таблиця3.D2" office:value-type="string">
            <text:p text:style-name="P42" loext:marker-style-name="T33"><text:span text:style-name="T27">passed</text:span><text:span text:style-name="T27"/></text:p>
          </table:table-cell>
        </table:table-row>
        <table:table-row table:style-name="Таблиця3.2">
          <table:table-cell table:style-name="Таблиця3.A3" office:value-type="string">
            <text:p text:style-name="P34"><text:span text:style-name="T1">ТС-</text:span><text:span text:style-name="T27">2</text:span></text:p>
          </table:table-cell>
          <table:table-cell table:style-name="Таблиця3.B3" office:value-type="string">
            <text:list text:style-name="WWNum2aa">
              <text:list-item>
                <text:p text:style-name="P53" loext:marker-style-name="T1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 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 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  <text:list-item>
                <text:p text:style-name="P53" loext:marker-style-name="T28"><text:span text:style-name="T1">Введення</text:span><text:span text:style-name="T27"> 0</text:span></text:p>
              </text:list-item>
            </text:list>
            <text:p text:style-name="P67" loext:marker-style-name="T27"/>
          </table:table-cell>
          <table:table-cell table:style-name="Таблиця3.C3" office:value-type="string">
            <text:p text:style-name="P34" loext:marker-style-name="T28"><text:span text:style-name="T28">Введіть 15 натуральних чисел:</text:span><text:span text:style-name="T28"/></text:p>
            <text:p text:style-name="P34" loext:marker-style-name="T28"><text:span text:style-name="T28">Число 1: 0</text:span><text:span text:style-name="T28"/></text:p>
            <text:p text:style-name="P34" loext:marker-style-name="T28"><text:span text:style-name="T28">Число 2: 0</text:span><text:span text:style-name="T28"/></text:p>
            <text:p text:style-name="P34" loext:marker-style-name="T28"><text:span text:style-name="T28">Число 3: 0</text:span><text:span text:style-name="T28"/></text:p>
            <text:p text:style-name="P34" loext:marker-style-name="T28"><text:span text:style-name="T28">Число 4: 0</text:span><text:span text:style-name="T28"/></text:p>
            <text:p text:style-name="P34" loext:marker-style-name="T28"><text:span text:style-name="T28">Число 5: 0</text:span><text:span text:style-name="T28"/></text:p>
            <text:p text:style-name="P34" loext:marker-style-name="T28"><text:span text:style-name="T28">Число 6: 0</text:span><text:span text:style-name="T28"/></text:p>
            <text:p text:style-name="P34" loext:marker-style-name="T28"><text:span text:style-name="T28">Число 7: 0</text:span><text:span text:style-name="T28"/></text:p>
            <text:p text:style-name="P34" loext:marker-style-name="T28"><text:span text:style-name="T28">Число 8: 0</text:span><text:span text:style-name="T28"/></text:p>
            <text:p text:style-name="P34" loext:marker-style-name="T28"><text:span text:style-name="T28">Число 9: 0</text:span><text:span text:style-name="T28"/></text:p>
            <text:p text:style-name="P34" loext:marker-style-name="T28"><text:span text:style-name="T28">Число 10: 0</text:span><text:span text:style-name="T28"/></text:p>
            <text:p text:style-name="P34" loext:marker-style-name="T28"><text:span text:style-name="T28">Число 11: 0</text:span><text:span text:style-name="T28"/></text:p>
            <text:p text:style-name="P34" loext:marker-style-name="T28"><text:span text:style-name="T28">Число 12: 0</text:span><text:span text:style-name="T28"/></text:p>
            <text:p text:style-name="P34" loext:marker-style-name="T28"><text:span text:style-name="T28">Число 13: 0</text:span><text:span text:style-name="T28"/></text:p>
            <text:p text:style-name="P34" loext:marker-style-name="T28"><text:span text:style-name="T28">Число 14: 0</text:span><text:span text:style-name="T28"/></text:p>
            <text:p text:style-name="P34" loext:marker-style-name="T28"><text:span text:style-name="T28">Число 15: 0</text:span><text:span text:style-name="T28"/></text:p>
            <text:p text:style-name="P34" loext:marker-style-name="T28"><text:span text:style-name="T28">Сума найбільшого і найменшого числа: 0</text:span><text:span text:style-name="T28"/></text:p>
            <text:p text:style-name="P34"><text:span text:style-name="T28">Різниця між найбільшим та найменшим числом: 0</text:span></text:p>
          </table:table-cell>
          <table:table-cell table:style-name="Таблиця3.D3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3.2">
          <table:table-cell table:style-name="Таблиця3.A4" office:value-type="string">
            <text:p text:style-name="P34"><text:span text:style-name="T1">ТС-3</text:span></text:p>
          </table:table-cell>
          <table:table-cell table:style-name="Таблиця3.B4" office:value-type="string">
            <text:list text:style-name="WWNum3aa">
              <text:list-item>
                <text:p text:style-name="P54" loext:marker-style-name="T1"><text:span text:style-name="T1">Введення</text:span><text:span text:style-name="T27"> 100</text:span></text:p>
              </text:list-item>
              <text:list-item>
                <text:p text:style-name="P54" loext:marker-style-name="T27"><text:span text:style-name="T1">Введення</text:span><text:span text:style-name="T27"> -121</text:span></text:p>
              </text:list-item>
              <text:list-item>
                <text:p text:style-name="P54" loext:marker-style-name="T27"><text:span text:style-name="T1">Введення</text:span><text:span text:style-name="T27"> 1</text:span></text:p>
              </text:list-item>
              <text:list-item>
                <text:p text:style-name="P54" loext:marker-style-name="T27"><text:span text:style-name="T1">Введення</text:span><text:span text:style-name="T27"> 5</text:span></text:p>
              </text:list-item>
              <text:list-item>
                <text:p text:style-name="P54" loext:marker-style-name="T27"><text:span text:style-name="T1">Введення</text:span><text:span text:style-name="T27"> 293</text:span></text:p>
              </text:list-item>
              <text:list-item>
                <text:p text:style-name="P54" loext:marker-style-name="T27"><text:span text:style-name="T1">Введення</text:span><text:span text:style-name="T27"> 18</text:span></text:p>
              </text:list-item>
              <text:list-item>
                <text:p text:style-name="P54" loext:marker-style-name="T27"><text:span text:style-name="T1">Введення</text:span><text:span text:style-name="T27"> 59</text:span></text:p>
              </text:list-item>
              <text:list-item>
                <text:p text:style-name="P54" loext:marker-style-name="T27"><text:span text:style-name="T1">Введення</text:span><text:span text:style-name="T27"> 28</text:span></text:p>
              </text:list-item>
              <text:list-item>
                <text:p text:style-name="P54" loext:marker-style-name="T27"><text:span text:style-name="T1">Введення</text:span><text:span text:style-name="T27"> 3</text:span></text:p>
              </text:list-item>
              <text:list-item>
                <text:p text:style-name="P54" loext:marker-style-name="T27"><text:span text:style-name="T1">Введення</text:span><text:span text:style-name="T27"> 1</text:span></text:p>
              </text:list-item>
              <text:list-item>
                <text:p text:style-name="P54" loext:marker-style-name="T27"><text:span text:style-name="T1">Введення</text:span><text:span text:style-name="T27"> 6</text:span></text:p>
              </text:list-item>
              <text:list-item>
                <text:p text:style-name="P54" loext:marker-style-name="T27"><text:span text:style-name="T1">Введення 1</text:span><text:span text:style-name="T27"/></text:p>
              </text:list-item>
              <text:list-item>
                <text:p text:style-name="P54" loext:marker-style-name="T27"><text:span text:style-name="T1">Введення</text:span><text:span text:style-name="T27"> 1</text:span></text:p>
              </text:list-item>
              <text:list-item>
                <text:p text:style-name="P54" loext:marker-style-name="T27"><text:span text:style-name="T1">Введення</text:span><text:span text:style-name="T27"> 1</text:span></text:p>
              </text:list-item>
              <text:list-item>
                <text:p text:style-name="P54"><text:span text:style-name="T1">Введення</text:span><text:span text:style-name="T27"> 1</text:span></text:p>
              </text:list-item>
            </text:list>
          </table:table-cell>
          <table:table-cell table:style-name="Таблиця3.C4" office:value-type="string">
            <text:p text:style-name="P34" loext:marker-style-name="T28"><text:span text:style-name="T28">Введіть 15 натуральних чисел:</text:span><text:span text:style-name="T28"/></text:p>
            <text:p text:style-name="P34" loext:marker-style-name="T28"><text:span text:style-name="T28">Число 1: 100</text:span><text:span text:style-name="T28"/></text:p>
            <text:p text:style-name="P34" loext:marker-style-name="T28"><text:span text:style-name="T28">Число 2: -121</text:span><text:span text:style-name="T28"/></text:p>
            <text:p text:style-name="P34" loext:marker-style-name="T28"><text:span text:style-name="T28">Число 3: 1</text:span><text:span text:style-name="T28"/></text:p>
            <text:p text:style-name="P34" loext:marker-style-name="T28"><text:span text:style-name="T28">Число 4: 5</text:span><text:span text:style-name="T28"/></text:p>
            <text:p text:style-name="P34" loext:marker-style-name="T28"><text:span text:style-name="T28">Число 5: 293</text:span><text:span text:style-name="T28"/></text:p>
            <text:p text:style-name="P34" loext:marker-style-name="T28"><text:span text:style-name="T28">Число 6: 18</text:span><text:span text:style-name="T28"/></text:p>
            <text:p text:style-name="P34" loext:marker-style-name="T28"><text:span text:style-name="T28">Число 7: 59</text:span><text:span text:style-name="T28"/></text:p>
            <text:p text:style-name="P34" loext:marker-style-name="T28"><text:span text:style-name="T28">Число 8: 28</text:span><text:span text:style-name="T28"/></text:p>
            <text:p text:style-name="P34" loext:marker-style-name="T28"><text:span text:style-name="T28">Число 9: 3</text:span><text:span text:style-name="T28"/></text:p>
            <text:p text:style-name="P34" loext:marker-style-name="T28"><text:span text:style-name="T28">Число 10: 1</text:span><text:span text:style-name="T28"/></text:p>
            <text:p text:style-name="P34" loext:marker-style-name="T28"><text:span text:style-name="T28">Число 11: 6</text:span><text:span text:style-name="T28"/></text:p>
            <text:p text:style-name="P34" loext:marker-style-name="T28"><text:span text:style-name="T28">Число 12: 1</text:span><text:span text:style-name="T28"/></text:p>
            <text:p text:style-name="P34" loext:marker-style-name="T28"><text:soft-page-break/><text:span text:style-name="T28">Число 13: 1</text:span><text:span text:style-name="T28"/></text:p>
            <text:p text:style-name="P34" loext:marker-style-name="T28"><text:span text:style-name="T28">Число 14: 1</text:span><text:span text:style-name="T28"/></text:p>
            <text:p text:style-name="P34" loext:marker-style-name="T28"><text:span text:style-name="T28">Число 15: 1</text:span><text:span text:style-name="T28"/></text:p>
            <text:p text:style-name="P34" loext:marker-style-name="T28"><text:span text:style-name="T28">Сума найбільшого і найменшого числа: 172</text:span><text:span text:style-name="T28"/></text:p>
            <text:p text:style-name="P34"><text:span text:style-name="T28">Різниця між найбільшим та найменшим числом: 414</text:span></text:p>
          </table:table-cell>
          <table:table-cell table:style-name="Таблиця3.D4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3.2">
          <table:table-cell table:style-name="Таблиця3.A5" office:value-type="string">
            <text:p text:style-name="P34"><text:span text:style-name="T1">ТС-</text:span><text:span text:style-name="T27">4</text:span></text:p>
          </table:table-cell>
          <table:table-cell table:style-name="Таблиця3.B5" office:value-type="string">
            <text:list text:style-name="WWNum4aa">
              <text:list-item>
                <text:p text:style-name="P55" loext:marker-style-name="T27"><text:span text:style-name="T1">Введення</text:span><text:span text:style-name="T27"> 12391</text:span></text:p>
              </text:list-item>
              <text:list-item>
                <text:p text:style-name="P55" loext:marker-style-name="T27"><text:span text:style-name="T1">Введення</text:span><text:span text:style-name="T27"> -12391</text:span></text:p>
              </text:list-item>
              <text:list-item>
                <text:p text:style-name="P55" loext:marker-style-name="T27"><text:span text:style-name="T1">Введення</text:span><text:span text:style-name="T27"> 0</text:span></text:p>
              </text:list-item>
              <text:list-item>
                <text:p text:style-name="P55" loext:marker-style-name="T27"><text:span text:style-name="T1">Введення</text:span><text:span text:style-name="T27"> 12</text:span></text:p>
              </text:list-item>
              <text:list-item>
                <text:p text:style-name="P55" loext:marker-style-name="T27"><text:span text:style-name="T1">Введення</text:span><text:span text:style-name="T27"> 3</text:span></text:p>
              </text:list-item>
              <text:list-item>
                <text:p text:style-name="P55" loext:marker-style-name="T27"><text:span text:style-name="T1">Введення</text:span><text:span text:style-name="T27"> 0</text:span></text:p>
              </text:list-item>
              <text:list-item>
                <text:p text:style-name="P55" loext:marker-style-name="T27"><text:span text:style-name="T1">Введення</text:span><text:span text:style-name="T27"> 5</text:span></text:p>
              </text:list-item>
              <text:list-item>
                <text:p text:style-name="P55" loext:marker-style-name="T27"><text:span text:style-name="T1">Введення</text:span><text:span text:style-name="T27"> 12</text:span></text:p>
              </text:list-item>
              <text:list-item>
                <text:p text:style-name="P55" loext:marker-style-name="T27"><text:span text:style-name="T1">Введення</text:span><text:span text:style-name="T27"> 1</text:span></text:p>
              </text:list-item>
              <text:list-item>
                <text:p text:style-name="P55" loext:marker-style-name="T27"><text:span text:style-name="T1">Введення</text:span><text:span text:style-name="T27"> 512</text:span></text:p>
              </text:list-item>
              <text:list-item>
                <text:p text:style-name="P55" loext:marker-style-name="T27"><text:span text:style-name="T1">Введення</text:span><text:span text:style-name="T27"> 2</text:span></text:p>
              </text:list-item>
              <text:list-item>
                <text:p text:style-name="P55" loext:marker-style-name="T27"><text:span text:style-name="T1">Введення</text:span><text:span text:style-name="T27"> 5</text:span></text:p>
              </text:list-item>
              <text:list-item>
                <text:p text:style-name="P55" loext:marker-style-name="T27"><text:span text:style-name="T1">Введення</text:span><text:span text:style-name="T27"> 1</text:span></text:p>
              </text:list-item>
              <text:list-item>
                <text:p text:style-name="P55" loext:marker-style-name="T27"><text:span text:style-name="T1">Введення</text:span><text:span text:style-name="T27"> 5</text:span></text:p>
              </text:list-item>
              <text:list-item>
                <text:p text:style-name="P55"><text:span text:style-name="T1">Введення</text:span><text:span text:style-name="T27"> 2</text:span></text:p>
              </text:list-item>
            </text:list>
          </table:table-cell>
          <table:table-cell table:style-name="Таблиця3.C5" office:value-type="string">
            <text:p text:style-name="P34" loext:marker-style-name="T28"><text:span text:style-name="T28">Введіть 15 натуральних чисел:</text:span><text:span text:style-name="T28"/></text:p>
            <text:p text:style-name="P34" loext:marker-style-name="T28"><text:span text:style-name="T28">Число 1: 12391</text:span><text:span text:style-name="T28"/></text:p>
            <text:p text:style-name="P34" loext:marker-style-name="T28"><text:span text:style-name="T28">Число 2: -12391</text:span><text:span text:style-name="T28"/></text:p>
            <text:p text:style-name="P34" loext:marker-style-name="T28"><text:span text:style-name="T28">Число 3: 0</text:span><text:span text:style-name="T28"/></text:p>
            <text:p text:style-name="P34" loext:marker-style-name="T28"><text:span text:style-name="T28">Число 4: 12</text:span><text:span text:style-name="T28"/></text:p>
            <text:p text:style-name="P34" loext:marker-style-name="T28"><text:span text:style-name="T28">Число 5: 3</text:span><text:span text:style-name="T28"/></text:p>
            <text:p text:style-name="P34" loext:marker-style-name="T28"><text:span text:style-name="T28">Число 6: 0</text:span><text:span text:style-name="T28"/></text:p>
            <text:p text:style-name="P34" loext:marker-style-name="T28"><text:span text:style-name="T28">Число 7: 5</text:span><text:span text:style-name="T28"/></text:p>
            <text:p text:style-name="P34" loext:marker-style-name="T28"><text:span text:style-name="T28">Число 8: 12</text:span><text:span text:style-name="T28"/></text:p>
            <text:p text:style-name="P34" loext:marker-style-name="T28"><text:span text:style-name="T28">Число 9: 1</text:span><text:span text:style-name="T28"/></text:p>
            <text:p text:style-name="P34" loext:marker-style-name="T28"><text:span text:style-name="T28">Число 10: 512</text:span><text:span text:style-name="T28"/></text:p>
            <text:p text:style-name="P34" loext:marker-style-name="T28"><text:span text:style-name="T28">Число 11: 2</text:span><text:span text:style-name="T28"/></text:p>
            <text:p text:style-name="P34" loext:marker-style-name="T28"><text:span text:style-name="T28">Число 12: 5</text:span><text:span text:style-name="T28"/></text:p>
            <text:p text:style-name="P34" loext:marker-style-name="T28"><text:span text:style-name="T28">Число 13: 1</text:span><text:span text:style-name="T28"/></text:p>
            <text:p text:style-name="P34" loext:marker-style-name="T28"><text:span text:style-name="T28">Число 14: 5</text:span><text:span text:style-name="T28"/></text:p>
            <text:p text:style-name="P34" loext:marker-style-name="T28"><text:span text:style-name="T28">Число 15: 2</text:span><text:span text:style-name="T28"/></text:p>
            <text:p text:style-name="P34" loext:marker-style-name="T28"><text:span text:style-name="T28">Сума найбільшого і найменшого числа: 0</text:span><text:span text:style-name="T28"/></text:p>
            <text:p text:style-name="P34"><text:span text:style-name="T28">Різниця між найбільшим та найменшим числом: 24782</text:span></text:p>
          </table:table-cell>
          <table:table-cell table:style-name="Таблиця3.D5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3.2">
          <table:table-cell table:style-name="Таблиця3.A6" office:value-type="string">
            <text:p text:style-name="P34"><text:span text:style-name="T1">ТС-</text:span><text:span text:style-name="T27">5</text:span></text:p>
          </table:table-cell>
          <table:table-cell table:style-name="Таблиця3.B6" office:value-type="string">
            <text:list text:style-name="WWNum5aa">
              <text:list-item>
                <text:p text:style-name="P56" loext:marker-style-name="T27"><text:span text:style-name="T1">Введення</text:span><text:span text:style-name="T27"> 0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pan text:style-name="T1">Введення</text:span><text:span text:style-name="T27"> 1</text:span></text:p>
              </text:list-item>
              <text:list-item>
                <text:p text:style-name="P56" loext:marker-style-name="T28"><text:soft-page-break/><text:span text:style-name="T1">Введення</text:span><text:span text:style-name="T27"> 1</text:span></text:p>
              </text:list-item>
              <text:list-item>
                <text:p text:style-name="P56"><text:span text:style-name="T1">Введення</text:span><text:span text:style-name="T27"> 1</text:span></text:p>
              </text:list-item>
            </text:list>
          </table:table-cell>
          <table:table-cell table:style-name="Таблиця3.C6" office:value-type="string">
            <text:p text:style-name="P34" loext:marker-style-name="T28"><text:span text:style-name="T28">Введіть 15 натуральних чисел:</text:span><text:span text:style-name="T28"/></text:p>
            <text:p text:style-name="P34" loext:marker-style-name="T28"><text:span text:style-name="T28">Число 1: 0</text:span><text:span text:style-name="T28"/></text:p>
            <text:p text:style-name="P34" loext:marker-style-name="T28"><text:span text:style-name="T28">Число 2: 1</text:span><text:span text:style-name="T28"/></text:p>
            <text:p text:style-name="P34" loext:marker-style-name="T28"><text:span text:style-name="T28">Число 3: 1</text:span><text:span text:style-name="T28"/></text:p>
            <text:p text:style-name="P34" loext:marker-style-name="T28"><text:span text:style-name="T28">Число 4: 1</text:span><text:span text:style-name="T28"/></text:p>
            <text:p text:style-name="P34" loext:marker-style-name="T28"><text:span text:style-name="T28">Число 5: 1</text:span><text:span text:style-name="T28"/></text:p>
            <text:p text:style-name="P34" loext:marker-style-name="T28"><text:span text:style-name="T28">Число 6: 11</text:span><text:span text:style-name="T28"/></text:p>
            <text:p text:style-name="P34" loext:marker-style-name="T28"><text:span text:style-name="T28">Число 7: 1</text:span><text:span text:style-name="T28"/></text:p>
            <text:p text:style-name="P34" loext:marker-style-name="T28"><text:span text:style-name="T28">Число 8:</text:span><text:span text:style-name="T27"> </text:span><text:span text:style-name="T28">1</text:span></text:p>
            <text:p text:style-name="P34" loext:marker-style-name="T28"><text:soft-page-break/><text:span text:style-name="T28">Число 9: 1</text:span><text:span text:style-name="T28"/></text:p>
            <text:p text:style-name="P34" loext:marker-style-name="T28"><text:span text:style-name="T28">Число 10: 1</text:span><text:span text:style-name="T28"/></text:p>
            <text:p text:style-name="P34" loext:marker-style-name="T28"><text:span text:style-name="T28">Число 11: 1</text:span><text:span text:style-name="T28"/></text:p>
            <text:p text:style-name="P34" loext:marker-style-name="T28"><text:span text:style-name="T28">Число 12: 1</text:span><text:span text:style-name="T28"/></text:p>
            <text:p text:style-name="P34" loext:marker-style-name="T28"><text:span text:style-name="T28">Число 13: 1</text:span><text:span text:style-name="T28"/></text:p>
            <text:p text:style-name="P34" loext:marker-style-name="T28"><text:span text:style-name="T28">Число 14: 1</text:span><text:span text:style-name="T28"/></text:p>
            <text:p text:style-name="P34" loext:marker-style-name="T28"><text:span text:style-name="T28">Число 15: 1</text:span><text:span text:style-name="T28"/></text:p>
            <text:p text:style-name="P34" loext:marker-style-name="T28"><text:span text:style-name="T28">Сума найбільшого і найменшого числа: 11</text:span><text:span text:style-name="T28"/></text:p>
            <text:p text:style-name="P34"><text:span text:style-name="T28">Різниця між найбільшим та найменшим числом: 11</text:span></text:p>
          </table:table-cell>
          <table:table-cell table:style-name="Таблиця3.D6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3.2">
          <table:table-cell table:style-name="Таблиця3.A7" office:value-type="string">
            <text:p text:style-name="P34"><text:span text:style-name="T1">ТС-</text:span><text:span text:style-name="T27">6</text:span></text:p>
          </table:table-cell>
          <table:table-cell table:style-name="Таблиця3.B7" office:value-type="string">
            <text:list text:style-name="WWNum6aa">
              <text:list-item>
                <text:p text:style-name="P57" loext:marker-style-name="T27"><text:span text:style-name="T1">Введення</text:span><text:span text:style-name="T27"> 10</text:span></text:p>
              </text:list-item>
              <text:list-item>
                <text:p text:style-name="P57" loext:marker-style-name="T27"><text:span text:style-name="T1">Введення</text:span><text:span text:style-name="T27"> 10</text:span></text:p>
              </text:list-item>
              <text:list-item>
                <text:p text:style-name="P57" loext:marker-style-name="T27"><text:span text:style-name="T1">Введення</text:span><text:span text:style-name="T27"> 101</text:span></text:p>
              </text:list-item>
              <text:list-item>
                <text:p text:style-name="P57" loext:marker-style-name="T27"><text:span text:style-name="T1">Введення</text:span><text:span text:style-name="T27"> 10</text:span></text:p>
              </text:list-item>
              <text:list-item>
                <text:p text:style-name="P57" loext:marker-style-name="T27"><text:span text:style-name="T1">Введення</text:span><text:span text:style-name="T27"> 101</text:span></text:p>
              </text:list-item>
              <text:list-item>
                <text:p text:style-name="P57" loext:marker-style-name="T27"><text:span text:style-name="T1">Введення</text:span><text:span text:style-name="T27"> 12</text:span></text:p>
              </text:list-item>
              <text:list-item>
                <text:p text:style-name="P57" loext:marker-style-name="T27"><text:span text:style-name="T1">Введення</text:span><text:span text:style-name="T27"> 12</text:span></text:p>
              </text:list-item>
              <text:list-item>
                <text:p text:style-name="P57" loext:marker-style-name="T27"><text:span text:style-name="T1">Введення</text:span><text:span text:style-name="T27"> 1</text:span></text:p>
              </text:list-item>
              <text:list-item>
                <text:p text:style-name="P57" loext:marker-style-name="T27"><text:span text:style-name="T1">Введення</text:span><text:span text:style-name="T27"> 1</text:span></text:p>
              </text:list-item>
              <text:list-item>
                <text:p text:style-name="P57" loext:marker-style-name="T27"><text:span text:style-name="T1">Введення</text:span><text:span text:style-name="T27"> 1</text:span></text:p>
              </text:list-item>
              <text:list-item>
                <text:p text:style-name="P57" loext:marker-style-name="T27"><text:span text:style-name="T1">Введення</text:span><text:span text:style-name="T27"> 1</text:span></text:p>
              </text:list-item>
              <text:list-item>
                <text:p text:style-name="P57" loext:marker-style-name="T27"><text:span text:style-name="T1">Введення</text:span><text:span text:style-name="T27"> 1</text:span></text:p>
              </text:list-item>
              <text:list-item>
                <text:p text:style-name="P57" loext:marker-style-name="T27"><text:span text:style-name="T1">Введення</text:span><text:span text:style-name="T27"> 1</text:span></text:p>
              </text:list-item>
              <text:list-item>
                <text:p text:style-name="P57" loext:marker-style-name="T27"><text:span text:style-name="T1">Введення</text:span><text:span text:style-name="T27"> 1</text:span></text:p>
              </text:list-item>
              <text:list-item>
                <text:p text:style-name="P57"><text:span text:style-name="T1">Введення</text:span><text:span text:style-name="T27"> 1</text:span></text:p>
              </text:list-item>
            </text:list>
          </table:table-cell>
          <table:table-cell table:style-name="Таблиця3.C7" office:value-type="string">
            <text:p text:style-name="P34" loext:marker-style-name="T28"><text:span text:style-name="T28">Введіть 15 натуральних чисел:</text:span><text:span text:style-name="T28"/></text:p>
            <text:p text:style-name="P34" loext:marker-style-name="T28"><text:span text:style-name="T28">Число 1: 10</text:span><text:span text:style-name="T28"/></text:p>
            <text:p text:style-name="P34" loext:marker-style-name="T28"><text:span text:style-name="T28">Число 2: 10</text:span><text:span text:style-name="T28"/></text:p>
            <text:p text:style-name="P34" loext:marker-style-name="T28"><text:span text:style-name="T28">Число 3: 101</text:span><text:span text:style-name="T28"/></text:p>
            <text:p text:style-name="P34" loext:marker-style-name="T28"><text:span text:style-name="T28">Число 4: 10</text:span><text:span text:style-name="T28"/></text:p>
            <text:p text:style-name="P34" loext:marker-style-name="T28"><text:span text:style-name="T28">Число 5: 101</text:span><text:span text:style-name="T28"/></text:p>
            <text:p text:style-name="P34" loext:marker-style-name="T28"><text:span text:style-name="T28">Число 6: 12</text:span><text:span text:style-name="T28"/></text:p>
            <text:p text:style-name="P34" loext:marker-style-name="T28"><text:span text:style-name="T28">Число 7: 12</text:span><text:span text:style-name="T28"/></text:p>
            <text:p text:style-name="P34" loext:marker-style-name="T28"><text:span text:style-name="T28">Число 8: 1</text:span><text:span text:style-name="T28"/></text:p>
            <text:p text:style-name="P34" loext:marker-style-name="T28"><text:span text:style-name="T28">Число 9: 1</text:span><text:span text:style-name="T28"/></text:p>
            <text:p text:style-name="P34" loext:marker-style-name="T28"><text:span text:style-name="T28">Число 10: 1</text:span><text:span text:style-name="T28"/></text:p>
            <text:p text:style-name="P34" loext:marker-style-name="T28"><text:span text:style-name="T28">Число 11: 1</text:span><text:span text:style-name="T28"/></text:p>
            <text:p text:style-name="P34" loext:marker-style-name="T28"><text:span text:style-name="T28">Число 12: 1</text:span><text:span text:style-name="T28"/></text:p>
            <text:p text:style-name="P34" loext:marker-style-name="T28"><text:span text:style-name="T28">Число 13: 1</text:span><text:span text:style-name="T28"/></text:p>
            <text:p text:style-name="P34" loext:marker-style-name="T28"><text:span text:style-name="T28">Число 14: 1</text:span><text:span text:style-name="T28"/></text:p>
            <text:p text:style-name="P34" loext:marker-style-name="T28"><text:span text:style-name="T28">Число 15: 1</text:span><text:span text:style-name="T28"/></text:p>
            <text:p text:style-name="P34" loext:marker-style-name="T28"><text:span text:style-name="T28">Сума найбільшого і найменшого числа: 102</text:span><text:span text:style-name="T28"/></text:p>
            <text:p text:style-name="P34"><text:span text:style-name="T28">Різниця між найбільшим та найменшим числом: 100</text:span></text:p>
          </table:table-cell>
          <table:table-cell table:style-name="Таблиця3.D7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3.2">
          <table:table-cell table:style-name="Таблиця3.A8" office:value-type="string">
            <text:p text:style-name="P34"><text:span text:style-name="T1">ТС-</text:span><text:span text:style-name="T27">7</text:span></text:p>
          </table:table-cell>
          <table:table-cell table:style-name="Таблиця3.B8" office:value-type="string">
            <text:list text:style-name="WWNum7aa">
              <text:list-item>
                <text:p text:style-name="P58" loext:marker-style-name="T1"><text:span text:style-name="T1">Введення</text:span><text:span text:style-name="T27"> -1</text:span></text:p>
              </text:list-item>
              <text:list-item>
                <text:p text:style-name="P58" loext:marker-style-name="T27"><text:span text:style-name="T1">Введення</text:span><text:span text:style-name="T27"> -1</text:span></text:p>
              </text:list-item>
              <text:list-item>
                <text:p text:style-name="P58" loext:marker-style-name="T27"><text:span text:style-name="T1">Введення</text:span><text:span text:style-name="T27"> -2</text:span></text:p>
              </text:list-item>
              <text:list-item>
                <text:p text:style-name="P58" loext:marker-style-name="T27"><text:span text:style-name="T1">Введення</text:span><text:span text:style-name="T27"> -3</text:span></text:p>
              </text:list-item>
              <text:list-item>
                <text:p text:style-name="P58" loext:marker-style-name="T27"><text:span text:style-name="T1">Введення</text:span><text:span text:style-name="T27"> -4</text:span></text:p>
              </text:list-item>
              <text:list-item>
                <text:p text:style-name="P58" loext:marker-style-name="T27"><text:span text:style-name="T1">Введення</text:span><text:span text:style-name="T27"> -5</text:span></text:p>
              </text:list-item>
              <text:list-item>
                <text:p text:style-name="P58" loext:marker-style-name="T27"><text:span text:style-name="T1">Введення</text:span><text:span text:style-name="T27"> -6</text:span></text:p>
              </text:list-item>
              <text:list-item>
                <text:p text:style-name="P58" loext:marker-style-name="T27"><text:soft-page-break/><text:span text:style-name="T1">Введення</text:span><text:span text:style-name="T27"> -7</text:span></text:p>
              </text:list-item>
              <text:list-item>
                <text:p text:style-name="P58" loext:marker-style-name="T27"><text:span text:style-name="T1">Введення</text:span><text:span text:style-name="T27"> -8</text:span></text:p>
              </text:list-item>
              <text:list-item>
                <text:p text:style-name="P58" loext:marker-style-name="T27"><text:span text:style-name="T1">Введення</text:span><text:span text:style-name="T27"> -1</text:span></text:p>
              </text:list-item>
              <text:list-item>
                <text:p text:style-name="P58" loext:marker-style-name="T27"><text:span text:style-name="T1">Введення</text:span><text:span text:style-name="T27"> -1 </text:span></text:p>
              </text:list-item>
              <text:list-item>
                <text:p text:style-name="P58" loext:marker-style-name="T27"><text:span text:style-name="T1">Введення</text:span><text:span text:style-name="T27"> -1</text:span></text:p>
              </text:list-item>
              <text:list-item>
                <text:p text:style-name="P58" loext:marker-style-name="T27"><text:span text:style-name="T1">Введення</text:span><text:span text:style-name="T27"> -1</text:span></text:p>
              </text:list-item>
              <text:list-item>
                <text:p text:style-name="P58" loext:marker-style-name="T27"><text:span text:style-name="T1">Введення</text:span><text:span text:style-name="T27"> -6</text:span></text:p>
              </text:list-item>
              <text:list-item>
                <text:p text:style-name="P58"><text:span text:style-name="T1">Введення</text:span><text:span text:style-name="T27"> -2</text:span></text:p>
              </text:list-item>
            </text:list>
          </table:table-cell>
          <table:table-cell table:style-name="Таблиця3.C8" office:value-type="string">
            <text:p text:style-name="P34" loext:marker-style-name="T28"><text:span text:style-name="T28">Введіть 15 натуральних чисел:</text:span><text:span text:style-name="T28"/></text:p>
            <text:p text:style-name="P34" loext:marker-style-name="T28"><text:span text:style-name="T28">Число 1: -1</text:span><text:span text:style-name="T28"/></text:p>
            <text:p text:style-name="P34" loext:marker-style-name="T28"><text:span text:style-name="T28">Число 2: -1</text:span><text:span text:style-name="T28"/></text:p>
            <text:p text:style-name="P34" loext:marker-style-name="T28"><text:span text:style-name="T28">Число 3: -2</text:span><text:span text:style-name="T28"/></text:p>
            <text:p text:style-name="P34" loext:marker-style-name="T28"><text:span text:style-name="T28">Число 4: -3</text:span><text:span text:style-name="T28"/></text:p>
            <text:p text:style-name="P34" loext:marker-style-name="T28"><text:soft-page-break/><text:span text:style-name="T28">Число 5: -4</text:span><text:span text:style-name="T28"/></text:p>
            <text:p text:style-name="P34" loext:marker-style-name="T28"><text:span text:style-name="T28">Число 6: -5</text:span><text:span text:style-name="T28"/></text:p>
            <text:p text:style-name="P34" loext:marker-style-name="T28"><text:span text:style-name="T28">Число 7: -6</text:span><text:span text:style-name="T28"/></text:p>
            <text:p text:style-name="P34" loext:marker-style-name="T28"><text:span text:style-name="T28">Число 8: -7</text:span><text:span text:style-name="T28"/></text:p>
            <text:p text:style-name="P34" loext:marker-style-name="T28"><text:span text:style-name="T28">Число 9: -8</text:span><text:span text:style-name="T28"/></text:p>
            <text:p text:style-name="P34" loext:marker-style-name="T28"><text:span text:style-name="T28">Число 10: -1</text:span><text:span text:style-name="T28"/></text:p>
            <text:p text:style-name="P34" loext:marker-style-name="T28"><text:span text:style-name="T28">Число 11: -1</text:span><text:span text:style-name="T28"/></text:p>
            <text:p text:style-name="P34" loext:marker-style-name="T28"><text:span text:style-name="T28">Число 12: -1</text:span><text:span text:style-name="T28"/></text:p>
            <text:p text:style-name="P34" loext:marker-style-name="T28"><text:span text:style-name="T28">Число 13: -5</text:span><text:span text:style-name="T28"/></text:p>
            <text:p text:style-name="P34" loext:marker-style-name="T28"><text:span text:style-name="T28">Число 14: -6</text:span><text:span text:style-name="T28"/></text:p>
            <text:p text:style-name="P34" loext:marker-style-name="T28"><text:span text:style-name="T28">Число 15: -2</text:span><text:span text:style-name="T28"/></text:p>
            <text:p text:style-name="P34" loext:marker-style-name="T28"><text:span text:style-name="T28">Сума найбільшого і найменшого числа: -9</text:span><text:span text:style-name="T28"/></text:p>
            <text:p text:style-name="P34"><text:span text:style-name="T28">Різниця між найбільшим та найменшим числом: 7</text:span></text:p>
          </table:table-cell>
          <table:table-cell table:style-name="Таблиця3.D8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3.2">
          <table:table-cell table:style-name="Таблиця3.A9" office:value-type="string">
            <text:p text:style-name="P34"><text:span text:style-name="T1">ТС-</text:span><text:span text:style-name="T27">8</text:span></text:p>
          </table:table-cell>
          <table:table-cell table:style-name="Таблиця3.B9" office:value-type="string">
            <text:list text:style-name="WWNum8aa">
              <text:list-item>
                <text:p text:style-name="P59" loext:marker-style-name="T1"><text:span text:style-name="T1">Введення</text:span><text:span text:style-name="T27"> 1</text:span></text:p>
              </text:list-item>
              <text:list-item>
                <text:p text:style-name="P59" loext:marker-style-name="T27"><text:span text:style-name="T1">Введення</text:span><text:span text:style-name="T27"> 2</text:span></text:p>
              </text:list-item>
              <text:list-item>
                <text:p text:style-name="P59" loext:marker-style-name="T27"><text:span text:style-name="T1">Введення</text:span><text:span text:style-name="T27"> 3</text:span></text:p>
              </text:list-item>
              <text:list-item>
                <text:p text:style-name="P59" loext:marker-style-name="T27"><text:span text:style-name="T1">Введення</text:span><text:span text:style-name="T27"> 4</text:span></text:p>
              </text:list-item>
              <text:list-item>
                <text:p text:style-name="P59" loext:marker-style-name="T27"><text:span text:style-name="T1">Введення</text:span><text:span text:style-name="T27"> 5</text:span></text:p>
              </text:list-item>
              <text:list-item>
                <text:p text:style-name="P59" loext:marker-style-name="T27"><text:span text:style-name="T1">Введення</text:span><text:span text:style-name="T27"> 6</text:span></text:p>
              </text:list-item>
              <text:list-item>
                <text:p text:style-name="P59" loext:marker-style-name="T27"><text:span text:style-name="T1">Введення</text:span><text:span text:style-name="T27"> 7 </text:span></text:p>
              </text:list-item>
              <text:list-item>
                <text:p text:style-name="P59" loext:marker-style-name="T27"><text:span text:style-name="T1">Введення</text:span><text:span text:style-name="T27"> 8 </text:span></text:p>
              </text:list-item>
              <text:list-item>
                <text:p text:style-name="P59" loext:marker-style-name="T27"><text:span text:style-name="T1">Введення</text:span><text:span text:style-name="T27"> 9 </text:span></text:p>
              </text:list-item>
              <text:list-item>
                <text:p text:style-name="P59" loext:marker-style-name="T27"><text:span text:style-name="T1">Введення</text:span><text:span text:style-name="T27"> 10</text:span></text:p>
              </text:list-item>
              <text:list-item>
                <text:p text:style-name="P59" loext:marker-style-name="T27"><text:span text:style-name="T1">Введення</text:span><text:span text:style-name="T27"> 11</text:span></text:p>
              </text:list-item>
              <text:list-item>
                <text:p text:style-name="P59" loext:marker-style-name="T27"><text:span text:style-name="T1">Введення</text:span><text:span text:style-name="T27"> 12 </text:span></text:p>
              </text:list-item>
              <text:list-item>
                <text:p text:style-name="P59" loext:marker-style-name="T27"><text:span text:style-name="T1">Введення 13 </text:span><text:span text:style-name="T27"/></text:p>
              </text:list-item>
              <text:list-item>
                <text:p text:style-name="P59" loext:marker-style-name="T27"><text:span text:style-name="T1">Введення</text:span><text:span text:style-name="T27"> 14 </text:span></text:p>
              </text:list-item>
              <text:list-item>
                <text:p text:style-name="P59"><text:span text:style-name="T1">Введення</text:span><text:span text:style-name="T27"> 15</text:span></text:p>
              </text:list-item>
            </text:list>
          </table:table-cell>
          <table:table-cell table:style-name="Таблиця3.C9" office:value-type="string">
            <text:p text:style-name="P34" loext:marker-style-name="T28"><text:span text:style-name="T28">Введіть 15 натуральних чисел:</text:span><text:span text:style-name="T28"/></text:p>
            <text:p text:style-name="P34" loext:marker-style-name="T28"><text:span text:style-name="T28">Число 1: 1</text:span><text:span text:style-name="T28"/></text:p>
            <text:p text:style-name="P34" loext:marker-style-name="T28"><text:span text:style-name="T28">Число 2: 2</text:span><text:span text:style-name="T28"/></text:p>
            <text:p text:style-name="P34" loext:marker-style-name="T28"><text:span text:style-name="T28">Число 3: 3</text:span><text:span text:style-name="T28"/></text:p>
            <text:p text:style-name="P34" loext:marker-style-name="T28"><text:span text:style-name="T28">Число 4: 4</text:span><text:span text:style-name="T28"/></text:p>
            <text:p text:style-name="P34" loext:marker-style-name="T28"><text:span text:style-name="T28">Число 5: 5</text:span><text:span text:style-name="T28"/></text:p>
            <text:p text:style-name="P34" loext:marker-style-name="T28"><text:span text:style-name="T28">Число 6: 6</text:span><text:span text:style-name="T28"/></text:p>
            <text:p text:style-name="P34" loext:marker-style-name="T28"><text:span text:style-name="T28">Число 7: 7</text:span><text:span text:style-name="T28"/></text:p>
            <text:p text:style-name="P34" loext:marker-style-name="T28"><text:span text:style-name="T28">Число 8: 8</text:span><text:span text:style-name="T28"/></text:p>
            <text:p text:style-name="P34" loext:marker-style-name="T28"><text:span text:style-name="T28">Число 9: 9</text:span><text:span text:style-name="T28"/></text:p>
            <text:p text:style-name="P34" loext:marker-style-name="T28"><text:span text:style-name="T28">Число 10: 10</text:span><text:span text:style-name="T28"/></text:p>
            <text:p text:style-name="P34" loext:marker-style-name="T28"><text:span text:style-name="T28">Число 11: 11</text:span><text:span text:style-name="T28"/></text:p>
            <text:p text:style-name="P34" loext:marker-style-name="T28"><text:span text:style-name="T28">Число 12: 12</text:span><text:span text:style-name="T28"/></text:p>
            <text:p text:style-name="P34" loext:marker-style-name="T28"><text:span text:style-name="T28">Число 13: 13</text:span><text:span text:style-name="T28"/></text:p>
            <text:p text:style-name="P34" loext:marker-style-name="T28"><text:span text:style-name="T28">Число 14: 14</text:span><text:span text:style-name="T28"/></text:p>
            <text:p text:style-name="P34" loext:marker-style-name="T28"><text:span text:style-name="T28">Число 15: 15</text:span><text:span text:style-name="T28"/></text:p>
            <text:p text:style-name="P34" loext:marker-style-name="T28"><text:span text:style-name="T28">Сума найбільшого і найменшого числа: 16</text:span><text:span text:style-name="T28"/></text:p>
            <text:p text:style-name="P34"><text:span text:style-name="T28">Різниця між найбільшим та найменшим числом: 14</text:span></text:p>
          </table:table-cell>
          <table:table-cell table:style-name="Таблиця3.D9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3.2">
          <table:table-cell table:style-name="Таблиця3.A10" office:value-type="string">
            <text:p text:style-name="P34"><text:span text:style-name="T1">ТС-</text:span><text:span text:style-name="T27">9</text:span></text:p>
          </table:table-cell>
          <table:table-cell table:style-name="Таблиця3.B10" office:value-type="string">
            <text:list text:style-name="WWNum9aa">
              <text:list-item>
                <text:p text:style-name="P60" loext:marker-style-name="T1"><text:span text:style-name="T1">Введення</text:span><text:span text:style-name="T27"> -1</text:span></text:p>
              </text:list-item>
              <text:list-item>
                <text:p text:style-name="P60" loext:marker-style-name="T27"><text:span text:style-name="T1">Введення</text:span><text:span text:style-name="T27"> -2</text:span></text:p>
              </text:list-item>
              <text:list-item>
                <text:p text:style-name="P60" loext:marker-style-name="T27"><text:soft-page-break/><text:span text:style-name="T1">Введення</text:span><text:span text:style-name="T27"> -3</text:span></text:p>
              </text:list-item>
              <text:list-item>
                <text:p text:style-name="P60" loext:marker-style-name="T27"><text:span text:style-name="T1">Введення</text:span><text:span text:style-name="T27"> -4</text:span></text:p>
              </text:list-item>
              <text:list-item>
                <text:p text:style-name="P60" loext:marker-style-name="T27"><text:span text:style-name="T1">Введення</text:span><text:span text:style-name="T27"> -5</text:span></text:p>
              </text:list-item>
              <text:list-item>
                <text:p text:style-name="P60" loext:marker-style-name="T27"><text:span text:style-name="T1">Введення</text:span><text:span text:style-name="T27"> -6</text:span></text:p>
              </text:list-item>
              <text:list-item>
                <text:p text:style-name="P60" loext:marker-style-name="T27"><text:span text:style-name="T1">Введення</text:span><text:span text:style-name="T27"> -7</text:span></text:p>
              </text:list-item>
              <text:list-item>
                <text:p text:style-name="P60" loext:marker-style-name="T27"><text:span text:style-name="T1">Введення</text:span><text:span text:style-name="T27"> -8</text:span></text:p>
              </text:list-item>
              <text:list-item>
                <text:p text:style-name="P60" loext:marker-style-name="T27"><text:span text:style-name="T1">Введення</text:span><text:span text:style-name="T27"> -9</text:span></text:p>
              </text:list-item>
              <text:list-item>
                <text:p text:style-name="P60" loext:marker-style-name="T27"><text:span text:style-name="T1">Введення</text:span><text:span text:style-name="T27"> -10</text:span></text:p>
              </text:list-item>
              <text:list-item>
                <text:p text:style-name="P60" loext:marker-style-name="T27"><text:span text:style-name="T1">Введення</text:span><text:span text:style-name="T27"> -11</text:span></text:p>
              </text:list-item>
              <text:list-item>
                <text:p text:style-name="P60" loext:marker-style-name="T27"><text:span text:style-name="T1">Введення</text:span><text:span text:style-name="T27"> -12</text:span></text:p>
              </text:list-item>
              <text:list-item>
                <text:p text:style-name="P60" loext:marker-style-name="T27"><text:span text:style-name="T1">Введення</text:span><text:span text:style-name="T27"> -13</text:span></text:p>
              </text:list-item>
              <text:list-item>
                <text:p text:style-name="P60" loext:marker-style-name="T27"><text:span text:style-name="T1">Введення</text:span><text:span text:style-name="T27"> -14</text:span></text:p>
              </text:list-item>
              <text:list-item>
                <text:p text:style-name="P60"><text:span text:style-name="T1">Введення</text:span><text:span text:style-name="T27"> -15</text:span></text:p>
              </text:list-item>
            </text:list>
          </table:table-cell>
          <table:table-cell table:style-name="Таблиця3.C10" office:value-type="string">
            <text:p text:style-name="P34" loext:marker-style-name="T28"><text:span text:style-name="T28">Введіть 15 натуральних чисел:</text:span><text:span text:style-name="T28"/></text:p>
            <text:p text:style-name="P34" loext:marker-style-name="T28"><text:span text:style-name="T28">Число 1: -1</text:span><text:span text:style-name="T28"/></text:p>
            <text:p text:style-name="P34" loext:marker-style-name="T28"><text:soft-page-break/><text:span text:style-name="T28">Число 2: -2</text:span><text:span text:style-name="T28"/></text:p>
            <text:p text:style-name="P34" loext:marker-style-name="T28"><text:span text:style-name="T28">Число 3: -3</text:span><text:span text:style-name="T28"/></text:p>
            <text:p text:style-name="P34" loext:marker-style-name="T28"><text:span text:style-name="T28">Число 4: -4</text:span><text:span text:style-name="T28"/></text:p>
            <text:p text:style-name="P34" loext:marker-style-name="T28"><text:span text:style-name="T28">Число 5: -5</text:span><text:span text:style-name="T28"/></text:p>
            <text:p text:style-name="P34" loext:marker-style-name="T28"><text:span text:style-name="T28">Число 6: -6</text:span><text:span text:style-name="T28"/></text:p>
            <text:p text:style-name="P34" loext:marker-style-name="T28"><text:span text:style-name="T28">Число 7: -7</text:span><text:span text:style-name="T28"/></text:p>
            <text:p text:style-name="P34" loext:marker-style-name="T28"><text:span text:style-name="T28">Число 8: -8</text:span><text:span text:style-name="T28"/></text:p>
            <text:p text:style-name="P34" loext:marker-style-name="T28"><text:span text:style-name="T28">Число 9: -9</text:span><text:span text:style-name="T28"/></text:p>
            <text:p text:style-name="P34" loext:marker-style-name="T28"><text:span text:style-name="T28">Число 10: -10</text:span><text:span text:style-name="T28"/></text:p>
            <text:p text:style-name="P34" loext:marker-style-name="T28"><text:span text:style-name="T28">Число 11: -11</text:span><text:span text:style-name="T28"/></text:p>
            <text:p text:style-name="P34" loext:marker-style-name="T28"><text:span text:style-name="T28">Число 12: -12</text:span><text:span text:style-name="T28"/></text:p>
            <text:p text:style-name="P34" loext:marker-style-name="T28"><text:span text:style-name="T28">Число 13: -13</text:span><text:span text:style-name="T28"/></text:p>
            <text:p text:style-name="P34" loext:marker-style-name="T28"><text:span text:style-name="T28">Число 14: -14</text:span><text:span text:style-name="T28"/></text:p>
            <text:p text:style-name="P34" loext:marker-style-name="T28"><text:span text:style-name="T28">Число 15: -15</text:span><text:span text:style-name="T28"/></text:p>
            <text:p text:style-name="P34" loext:marker-style-name="T28"><text:span text:style-name="T28">Сума найбільшого і найменшого числа: -16</text:span><text:span text:style-name="T28"/></text:p>
            <text:p text:style-name="P34"><text:span text:style-name="T28">Різниця між найбільшим та найменшим числом: 14</text:span></text:p>
          </table:table-cell>
          <table:table-cell table:style-name="Таблиця3.D10" office:value-type="string">
            <text:p text:style-name="P34" loext:marker-style-name="T33"><text:span text:style-name="T27">passed</text:span><text:span text:style-name="T27"/></text:p>
          </table:table-cell>
        </table:table-row>
        <table:table-row table:style-name="Таблиця3.2">
          <table:table-cell table:style-name="Таблиця3.A11" office:value-type="string">
            <text:p text:style-name="P34"><text:span text:style-name="T1">ТС-</text:span><text:span text:style-name="T27">10</text:span></text:p>
          </table:table-cell>
          <table:table-cell table:style-name="Таблиця3.B11" office:value-type="string">
            <text:list text:style-name="WWNum10aa">
              <text:list-item>
                <text:p text:style-name="P61" loext:marker-style-name="T1"><text:span text:style-name="T1">Введення</text:span><text:span text:style-name="T27"> 100100</text:span></text:p>
              </text:list-item>
              <text:list-item>
                <text:p text:style-name="P61" loext:marker-style-name="T27"><text:span text:style-name="T1">Введення</text:span><text:span text:style-name="T27"> -10010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 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 loext:marker-style-name="T27"><text:span text:style-name="T1">Введення</text:span><text:span text:style-name="T27"> 0</text:span></text:p>
              </text:list-item>
              <text:list-item>
                <text:p text:style-name="P61"><text:span text:style-name="T1">Введення</text:span><text:span text:style-name="T27"> 1</text:span></text:p>
              </text:list-item>
            </text:list>
          </table:table-cell>
          <table:table-cell table:style-name="Таблиця3.C11" office:value-type="string">
            <text:p text:style-name="P34" loext:marker-style-name="T28"><text:span text:style-name="T28">Введіть 15 натуральних чисел:</text:span><text:span text:style-name="T28"/></text:p>
            <text:p text:style-name="P34" loext:marker-style-name="T28"><text:span text:style-name="T28">Число 1: 100100</text:span><text:span text:style-name="T28"/></text:p>
            <text:p text:style-name="P34" loext:marker-style-name="T28"><text:span text:style-name="T28">Число 2: -100100</text:span><text:span text:style-name="T28"/></text:p>
            <text:p text:style-name="P34" loext:marker-style-name="T28"><text:span text:style-name="T28">Число 3: 0</text:span><text:span text:style-name="T28"/></text:p>
            <text:p text:style-name="P34" loext:marker-style-name="T28"><text:span text:style-name="T28">Число 4: 0</text:span><text:span text:style-name="T28"/></text:p>
            <text:p text:style-name="P34" loext:marker-style-name="T28"><text:span text:style-name="T28">Число 5: 0</text:span><text:span text:style-name="T28"/></text:p>
            <text:p text:style-name="P34" loext:marker-style-name="T28"><text:span text:style-name="T28">Число 6: 0</text:span><text:span text:style-name="T28"/></text:p>
            <text:p text:style-name="P34" loext:marker-style-name="T28"><text:span text:style-name="T28">Число 7: 0</text:span><text:span text:style-name="T28"/></text:p>
            <text:p text:style-name="P34" loext:marker-style-name="T28"><text:span text:style-name="T28">Число 8: 0</text:span><text:span text:style-name="T28"/></text:p>
            <text:p text:style-name="P34" loext:marker-style-name="T28"><text:span text:style-name="T28">Число 9: 0</text:span><text:span text:style-name="T28"/></text:p>
            <text:p text:style-name="P34" loext:marker-style-name="T28"><text:span text:style-name="T28">Число 10: 0</text:span><text:span text:style-name="T28"/></text:p>
            <text:p text:style-name="P34" loext:marker-style-name="T28"><text:span text:style-name="T28">Число 11: 0</text:span><text:span text:style-name="T28"/></text:p>
            <text:p text:style-name="P34" loext:marker-style-name="T28"><text:span text:style-name="T28">Число 12: 0</text:span><text:span text:style-name="T28"/></text:p>
            <text:p text:style-name="P34" loext:marker-style-name="T28"><text:span text:style-name="T28">Число 13: 0</text:span><text:span text:style-name="T28"/></text:p>
            <text:p text:style-name="P34" loext:marker-style-name="T28"><text:span text:style-name="T28">Число 14: 0</text:span><text:span text:style-name="T28"/></text:p>
            <text:p text:style-name="P34" loext:marker-style-name="T28"><text:span text:style-name="T28">Число 15: 1</text:span><text:span text:style-name="T28"/></text:p>
            <text:p text:style-name="P34" loext:marker-style-name="T28"><text:soft-page-break/><text:span text:style-name="T28">Сума найбільшого і найменшого числа: 0</text:span><text:span text:style-name="T28"/></text:p>
            <text:p text:style-name="P34"><text:span text:style-name="T28">Різниця між найбільшим та найменшим числом: 200200</text:span></text:p>
          </table:table-cell>
          <table:table-cell table:style-name="Таблиця3.D11" office:value-type="string">
            <text:p text:style-name="P34" loext:marker-style-name="T33"><text:span text:style-name="T27">passed</text:span><text:span text:style-name="T27"/></text:p>
          </table:table-cell>
        </table:table-row>
      </table:table>
      <text:p text:style-name="P23" loext:marker-style-name="T1"/>
      <text:p text:style-name="P70" loext:marker-style-name="T52"/>
      <text:p text:style-name="P24"><text:span text:style-name="Шрифт_20_абзацу_20_за_20_замовчуванням"><text:span text:style-name="T43"><text:line-break/></text:span></text:span></text:p>
      <text:p text:style-name="P17">Висновок: <text:span text:style-name="T41">Виконання </text:span><text:span text:style-name="T31">цієї </text:span><text:span text:style-name="T30">лабораторн</text:span><text:span text:style-name="T31">ої</text:span><text:span text:style-name="T41"> роб</text:span><text:span text:style-name="T31">оти</text:span><text:span text:style-name="T41"> </text:span><text:span text:style-name="T31">(точніше завдання 7.1) змусила мене </text:span><text:span text:style-name="T42">провести </text:span><text:span text:style-name="T31">декілька годин на</text:span><text:span text:style-name="T36"> StackOverflow </text:span><text:span text:style-name="T41">. У процесі </text:span><text:span text:style-name="T42">пошуку </text:span><text:span text:style-name="T31">інформації для виконання завдання</text:span><text:span text:style-name="T41">, </text:span><text:span text:style-name="T31">я заволодів новими знаннями, що дало змогу переробити алгоритм для завдання 7.1. </text:span></text:p>
      <text:p text:style-name="P13"><text:span text:style-name="T42"><text:s/>Я задоволений, що в подальшому ми будемо використовувати </text:span><text:span text:style-name="T36">Git, </text:span><text:span text:style-name="T42">а також вивчати </text:span><text:span text:style-name="T36">C++.</text:span></text:p>
      <text:p text:style-name="P13"><text:span text:style-name="T36"/></text:p>
      <text:p text:style-name="P10">Відповіді на питання:</text:p>
      <text:p text:style-name="P18">1. Функція `git init` створює новий репозиторій Git. Вона ініціалізує порожній репозиторій або перетворює існуючий каталог в репозиторій Git.</text:p>
      <text:p text:style-name="P18">Функція `git add` додає зміни до індексу для подальшого коміту. `git add .` додає всі змінені, видалені та нові файли у поточному каталозі та всі його підкаталоги.</text:p>
      <text:p text:style-name="P18"><text:s/>Функція `git commit` фіксує стан індексу в репозиторії. Команда `git commit -m "текст_коміту"` робить коміт з повідомленням про коміт, яке надається у рядку.</text:p>
      <text:p text:style-name="P18">Функція `git remote add` додає новий віддалений репозиторій. Наприклад, `git remote add origin git@github.com:username/BMTP-LAB7-прізвище.git` додає віддалений репозиторій з назвою "origin" і URL-адресою git@github.com:username/BMTP-LAB7-прізвище.git.</text:p>
      <text:p text:style-name="P19">Функція `git push` надсилає зміни з локального репозиторію на віддалений сервер. </text:p>
      <text:p text:style-name="P19">Наприклад, `git push https://&lt;GITHUB_ACCESS_TOKEN&gt;@github.com/&lt;GITHUB_USERNAM<text:soft-page-break/>E&gt;/&lt;REPOSITORY_NAME&gt;.git` надсилає зміни на GitHub за допомогою HTTPS-з'єднання та токена доступу GitHu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вичайний" style:family="paragraph">
      <style:paragraph-properties fo:hyphenation-ladder-count="no-limit"/>
      <style:text-properties fo:font-size="12pt" fo:language="uk" fo:country="UA" style:font-size-asian="12pt" style:language-asian="uk" style:country-asian="UA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Courier New2" style:font-family-asian="'Courier New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_20__28_WW_29_" style:display-name="Default Paragraph Font (WW)" style:family="text"/>
    <style:style style:name="Footnote_20_Text_20_Char" style:display-name="Footnote Text Char" style:family="text" style:parent-style-name="Default_20_Paragraph_20_Font_20__28_WW_29_">
      <style:text-properties fo:font-size="10pt" fo:language="uk" fo:country="UA" style:font-size-asian="10pt" style:font-size-complex="10pt"/>
    </style:style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_20__28_WW_29_">
      <style:text-properties fo:language="uk" fo:country="UA"/>
    </style:style>
    <style:style style:name="Footer_20_Char" style:display-name="Footer Char" style:family="text" style:parent-style-name="Default_20_Paragraph_20_Font_20__28_WW_29_">
      <style:text-properties fo:language="uk" fo:country="U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fo:font-style="normal" style:font-style-asian="normal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/>
    <style:style style:name="Numbering_20_Symbols" style:display-name="Numbering Symbols" style:family="text"/>
    <style:style style:name="Шрифт_20_абзацу_20_за_20_замовчуванням" style:display-name="Шрифт абзацу за замовчуванням" style:family="text"/>
    <style:style style:name="Page_20_Number" style:display-name="Page Number" style:family="text" style:parent-style-name="Шрифт_20_абзацу_20_за_20_замовчуванням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0" style:display-name="ListLabel 310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 " style:num-suffix=". 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5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4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14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16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17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18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1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number text:level="1" text:style-name="ListLabel_20_2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text:style-name="ListLabel_20_2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23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text:style-name="ListLabel_20_23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number text:level="1" text:style-name="ListLabel_20_24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">
      <text:list-level-style-number text:level="1" text:style-name="ListLabel_20_25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a">
      <text:list-level-style-number text:level="1" text:style-name="ListLabel_20_26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a">
      <text:list-level-style-number text:level="1" text:style-name="ListLabel_20_27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a">
      <text:list-level-style-number text:level="1" text:style-name="ListLabel_20_28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a">
      <text:list-level-style-number text:level="1" text:style-name="ListLabel_20_29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a">
      <text:list-level-style-number text:level="1" text:style-name="ListLabel_20_30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114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Таблиця2" style:family="table">
      <style:table-properties style:width="17.992cm" fo:margin-left="0cm" fo:margin-top="0cm" fo:margin-bottom="0cm" table:align="left" style:writing-mode="lr-tb"/>
    </style:style>
    <style:style style:name="Таблиця2.A" style:family="table-column">
      <style:table-column-properties style:column-width="5.997cm"/>
    </style:style>
    <style:style style:name="Таблиця2.1" style:family="table-row">
      <style:table-row-properties style:min-row-height="0.529cm" fo:keep-together="auto"/>
    </style:style>
    <style:style style:name="Таблиця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top="0cm" fo:margin-bottom="0cm" style:contextual-spacing="false" fo:text-align="start" style:justify-single-word="false" fo:orphans="2" fo:widows="2" style:writing-mode="lr-tb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right="-0.203cm" fo:margin-top="0cm" fo:margin-bottom="0cm" style:contextual-spacing="false" fo:text-align="end" style:justify-single-word="false" fo:orphans="2" fo:widows="2" style:writing-mode="lr-tb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MP4" style:family="paragraph" style:parent-style-name="Header">
      <style:paragraph-properties style:writing-mode="lr-tb"/>
      <style:text-properties style:font-name="Times New Roman" fo:language="en" fo:country="US" officeooo:rsid="00144f0a" officeooo:paragraph-rsid="00144f0a"/>
    </style:style>
    <style:style style:name="MP5" style:family="paragraph">
      <style:paragraph-properties loext:tab-stop-distance="0cm">
        <style:tab-stops>
          <style:tab-stop style:position="2.522cm"/>
        </style:tab-stops>
      </style:paragraph-properties>
    </style:style>
    <style:style style:name="MP6" style:family="paragraph">
      <loext:graphic-properties draw:fill="none"/>
      <style:paragraph-properties loext:tab-stop-distance="0cm" style:writing-mode="lr-tb" style:font-independent-line-spacing="false">
        <style:tab-stops>
          <style:tab-stop style:position="2.522cm"/>
        </style:tab-stops>
      </style:paragraph-properties>
    </style:style>
    <style:style style:name="MT1" style:family="text">
      <style:text-properties fo:color="#333333" loext:opacity="100%" style:font-name="Courier New" fo:font-size="10pt" style:font-size-asian="10pt" style:font-name-complex="Courier New" style:font-size-complex="10pt"/>
    </style:style>
    <style:style style:name="MT2" style:family="text"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1.995cm" fo:min-width="7.059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951cm" fo:margin-bottom="0.951cm" fo:margin-left="1.501cm" fo:margin-right="1.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5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я2" table:style-name="Таблиця2">
          <table:table-column table:style-name="Таблиця2.A" table:number-columns-repeated="3"/>
          <table:table-row table:style-name="Таблиця2.1">
            <table:table-cell table:style-name="Таблиця2.A1" office:value-type="string">
              <text:p text:style-name="MP1"/>
            </table:table-cell>
            <table:table-cell table:style-name="Таблиця2.A1" office:value-type="string">
              <text:p text:style-name="MP2"/>
            </table:table-cell>
            <table:table-cell table:style-name="Таблиця2.A1" office:value-type="string">
              <text:p text:style-name="MP3"/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>
      <style:header>
        <text:p text:style-name="Header"/>
      </style:header>
      <style:header-first>
        <text:p text:style-name="Header"><draw:custom-shape text:anchor-type="paragraph" draw:z-index="0" draw:name="Rectangle 4" draw:style-name="Mgr1" draw:text-style-name="MP6" svg:width="7.568cm" svg:height="2.25cm" svg:x="-0.053cm" svg:y="1.949cm"><text:p text:style-name="MP5"><text:span text:style-name="MT1">Artifact: </text:span><text:span text:style-name="MT2"><text:tab/></text:span><text:span text:style-name="MT1">Test Suite</text:span></text:p><text:p text:style-name="MP5"><text:span text:style-name="MT2"/></text:p><text:p text:style-name="MP5"><text:span text:style-name="MT2">Date:</text:span><text:span text:style-name="MT2"><text:tab/></text:span></text:p><draw:enhanced-geometry svg:viewBox="0 0 21600 21600" draw:type="non-primitive" draw:enhanced-path="M 0 0 L 21600 0 21600 21600 0 21600 Z N"/></draw:custom-shape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Людмила Полищук</meta:initial-creator>
    <meta:editing-cycles>54</meta:editing-cycles>
    <meta:creation-date>2020-09-16T06:23:00</meta:creation-date>
    <dc:date>2024-02-21T19:34:00.785000000</dc:date>
    <meta:generator>LibreOffice/7.6.3.2$Windows_X86_64 LibreOffice_project/29d686fea9f6705b262d369fede658f824154cc0</meta:generator>
    <meta:editing-duration>PT7H55M20S</meta:editing-duration>
    <meta:document-statistic meta:table-count="5" meta:image-count="0" meta:object-count="0" meta:page-count="16" meta:paragraph-count="552" meta:word-count="2590" meta:character-count="16212" meta:non-whitespace-character-count="13945"/>
    <meta:user-defined meta:name="AppVersion">16.0000</meta:user-defined>
    <meta:template xlink:type="simple" xlink:actuate="onRequest" xlink:title="Normal" xlink:href=""/>
  </office:meta>
</office:document-meta>
</file>